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000000018000000018DB851A319CCD3C9.gif" manifest:media-type="image/gif"/>
  <manifest:file-entry manifest:full-path="Pictures/100002000000000A0000000124965E448ADA38FE.gif" manifest:media-type="image/gif"/>
  <manifest:file-entry manifest:full-path="Pictures/100002010000005C00000050832F2EAB62F6C9D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background-color="#333333" fo:padding="0.049cm" fo:border="0.75pt solid #333333">
        <style:background-image/>
      </style:table-cell-properties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5.95cm" style:rel-column-width="22938*"/>
    </style:style>
    <style:style style:name="Table2.C" style:family="table-column">
      <style:table-column-properties style:column-width="5.099cm" style:rel-column-width="19657*"/>
    </style:style>
    <style:style style:name="Table2.A1" style:family="table-cell">
      <style:table-cell-properties fo:padding="0.049cm" fo:border-left="0.75pt solid #333333" fo:border-right="none" fo:border-top="0.75pt solid #333333" fo:border-bottom="0.75pt solid #333333"/>
    </style:style>
    <style:style style:name="Table2.B1" style:family="table-cell">
      <style:table-cell-properties fo:padding="0.049cm" fo:border-left="0.05pt solid #333333" fo:border-right="none" fo:border-top="0.75pt solid #333333" fo:border-bottom="0.75pt solid #333333"/>
    </style:style>
    <style:style style:name="Table2.C1" style:family="table-cell">
      <style:table-cell-properties fo:padding="0.049cm" fo:border-left="0.05pt solid #333333" fo:border-right="0.75pt solid #333333" fo:border-top="0.75pt solid #333333" fo:border-bottom="0.75pt solid #333333"/>
    </style:style>
    <style:style style:name="Table3" style:family="table">
      <style:table-properties style:width="5.851cm" style:rel-width="100%" table:align="left"/>
    </style:style>
    <style:style style:name="Table3.A" style:family="table-column">
      <style:table-column-properties style:column-width="0.61cm" style:rel-column-width="6836*"/>
    </style:style>
    <style:style style:name="Table3.B" style:family="table-column">
      <style:table-column-properties style:column-width="5.241cm" style:rel-column-width="58699*"/>
    </style:style>
    <style:style style:name="Table3.A1" style:family="table-cell">
      <style:table-cell-properties fo:background-color="#e3d7bf">
        <style:background-image/>
      </style:table-cell-properties>
    </style:style>
    <style:style style:name="Table3.B1" style:family="table-cell">
      <style:table-cell-properties style:vertical-align="middle" fo:background-color="#e0ceba">
        <style:background-image/>
      </style:table-cell-properties>
    </style:style>
    <style:style style:name="Table3.B2" style:family="table-cell">
      <style:table-cell-properties style:vertical-align="middle"/>
    </style:style>
    <style:style style:name="Table3.B4" style:family="table-cell">
      <style:table-cell-properties style:vertical-align="middle"/>
    </style:style>
    <style:style style:name="Table3.B6" style:family="table-cell">
      <style:table-cell-properties style:vertical-align="middle"/>
    </style:style>
    <style:style style:name="Table3.B8" style:family="table-cell">
      <style:table-cell-properties style:vertical-align="middle"/>
    </style:style>
    <style:style style:name="Table3.B10" style:family="table-cell">
      <style:table-cell-properties style:vertical-align="middle"/>
    </style:style>
    <style:style style:name="Table3.B12" style:family="table-cell">
      <style:table-cell-properties style:vertical-align="middle"/>
    </style:style>
    <style:style style:name="Table4" style:family="table">
      <style:table-properties style:width="5.851cm" style:rel-width="100%" table:align="left"/>
    </style:style>
    <style:style style:name="Table4.A" style:family="table-column">
      <style:table-column-properties style:column-width="2.925cm" style:rel-column-width="32767*"/>
    </style:style>
    <style:style style:name="Table4.A1" style:family="table-cell">
      <style:table-cell-properties style:vertical-align="middle" fo:background-color="#e0ceba">
        <style:background-image/>
      </style:table-cell-properties>
    </style:style>
    <style:style style:name="Table4.A2" style:family="table-cell">
      <style:table-cell-properties style:vertical-align="middle"/>
    </style:style>
    <style:style style:name="Table4.B2" style:family="table-cell">
      <style:table-cell-properties style:vertical-align="middle"/>
    </style:style>
    <style:style style:name="Table4.A4" style:family="table-cell">
      <style:table-cell-properties style:vertical-align="middle"/>
    </style:style>
    <style:style style:name="Table4.B4" style:family="table-cell">
      <style:table-cell-properties style:vertical-align="middle"/>
    </style:style>
    <style:style style:name="Table4.A6" style:family="table-cell">
      <style:table-cell-properties style:vertical-align="middle"/>
    </style:style>
    <style:style style:name="Table4.B6" style:family="table-cell">
      <style:table-cell-properties style:vertical-align="middle"/>
    </style:style>
    <style:style style:name="Table4.A8" style:family="table-cell">
      <style:table-cell-properties style:vertical-align="middle"/>
    </style:style>
    <style:style style:name="Table4.B8" style:family="table-cell">
      <style:table-cell-properties style:vertical-align="middle"/>
    </style:style>
    <style:style style:name="Table4.A10" style:family="table-cell">
      <style:table-cell-properties style:vertical-align="middle"/>
    </style:style>
    <style:style style:name="Table4.B10" style:family="table-cell">
      <style:table-cell-properties style:vertical-align="middle"/>
    </style:style>
    <style:style style:name="Table4.A12" style:family="table-cell">
      <style:table-cell-properties style:vertical-align="middle"/>
    </style:style>
    <style:style style:name="Table4.B12" style:family="table-cell">
      <style:table-cell-properties style:vertical-align="middle"/>
    </style:style>
    <style:style style:name="Table5" style:family="table">
      <style:table-properties style:width="5.851cm" style:rel-width="100%" table:align="left"/>
    </style:style>
    <style:style style:name="Table5.A" style:family="table-column">
      <style:table-column-properties style:column-width="0.266cm" style:rel-column-width="2983*"/>
    </style:style>
    <style:style style:name="Table5.B" style:family="table-column">
      <style:table-column-properties style:column-width="5.584cm" style:rel-column-width="62552*"/>
    </style:style>
    <style:style style:name="Table5.A1" style:family="table-cell">
      <style:table-cell-properties style:vertical-align="middle" fo:background-color="#e0ceba">
        <style:background-image/>
      </style:table-cell-properties>
    </style:style>
    <style:style style:name="Table5.A2" style:family="table-cell">
      <style:table-cell-properties style:vertical-align="middle"/>
    </style:style>
    <style:style style:name="Table5.B2" style:family="table-cell">
      <style:table-cell-properties style:vertical-align="middle"/>
    </style:style>
    <style:style style:name="Table5.A4" style:family="table-cell">
      <style:table-cell-properties style:vertical-align="middle"/>
    </style:style>
    <style:style style:name="Table5.B4" style:family="table-cell">
      <style:table-cell-properties style:vertical-align="middle"/>
    </style:style>
    <style:style style:name="Table5.A6" style:family="table-cell">
      <style:table-cell-properties style:vertical-align="middle"/>
    </style:style>
    <style:style style:name="Table5.B6" style:family="table-cell">
      <style:table-cell-properties style:vertical-align="middle"/>
    </style:style>
    <style:style style:name="Table5.A8" style:family="table-cell">
      <style:table-cell-properties style:vertical-align="middle"/>
    </style:style>
    <style:style style:name="Table5.B8" style:family="table-cell">
      <style:table-cell-properties style:vertical-align="middle"/>
    </style:style>
    <style:style style:name="Table5.A10" style:family="table-cell">
      <style:table-cell-properties style:vertical-align="middle"/>
    </style:style>
    <style:style style:name="Table5.B10" style:family="table-cell">
      <style:table-cell-properties style:vertical-align="middle"/>
    </style:style>
    <style:style style:name="Table5.A12" style:family="table-cell">
      <style:table-cell-properties style:vertical-align="middle"/>
    </style:style>
    <style:style style:name="Table5.B12" style:family="table-cell">
      <style:table-cell-properties style:vertical-align="middle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style:vertical-align="middle" fo:background-color="#333333" fo:padding="0.049cm" fo:border="0.75pt solid #333333">
        <style:background-image/>
      </style:table-cell-properties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5.95cm" style:rel-column-width="22937*"/>
    </style:style>
    <style:style style:name="Table7.C" style:family="table-column">
      <style:table-column-properties style:column-width="5.099cm" style:rel-column-width="19659*"/>
    </style:style>
    <style:style style:name="Table7.A1" style:family="table-cell">
      <style:table-cell-properties fo:padding="0.049cm" fo:border-left="0.75pt solid #333333" fo:border-right="none" fo:border-top="0.75pt solid #333333" fo:border-bottom="0.75pt solid #333333"/>
    </style:style>
    <style:style style:name="Table7.B1" style:family="table-cell">
      <style:table-cell-properties fo:padding="0.049cm" fo:border-left="0.05pt solid #333333" fo:border-right="none" fo:border-top="0.75pt solid #333333" fo:border-bottom="0.75pt solid #333333"/>
    </style:style>
    <style:style style:name="Table7.C1" style:family="table-cell">
      <style:table-cell-properties fo:padding="0.049cm" fo:border-left="0.05pt solid #333333" fo:border-right="0.75pt solid #333333" fo:border-top="0.75pt solid #333333" fo:border-bottom="0.75pt solid #333333"/>
    </style:style>
    <style:style style:name="Table8" style:family="table">
      <style:table-properties style:width="5.851cm" style:rel-width="100%" table:align="left"/>
    </style:style>
    <style:style style:name="Table8.A" style:family="table-column">
      <style:table-column-properties style:column-width="0.614cm" style:rel-column-width="6875*"/>
    </style:style>
    <style:style style:name="Table8.B" style:family="table-column">
      <style:table-column-properties style:column-width="5.237cm" style:rel-column-width="58660*"/>
    </style:style>
    <style:style style:name="Table8.A1" style:family="table-cell">
      <style:table-cell-properties fo:background-color="#e3d7bf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 fo:background-color="#e0ceba">
        <style:background-image/>
      </style:table-cell-properties>
    </style:style>
    <style:style style:name="Table9" style:family="table">
      <style:table-properties style:width="5.851cm" style:rel-width="100%" table:align="left"/>
    </style:style>
    <style:style style:name="Table9.A" style:family="table-column">
      <style:table-column-properties style:column-width="2.925cm" style:rel-column-width="32767*"/>
    </style:style>
    <style:style style:name="Table9.A1" style:family="table-cell">
      <style:table-cell-properties style:vertical-align="middle"/>
    </style:style>
    <style:style style:name="Table9.A2" style:family="table-cell">
      <style:table-cell-properties style:vertical-align="middle" fo:background-color="#e0ceba">
        <style:background-image/>
      </style:table-cell-properties>
    </style:style>
    <style:style style:name="Table10" style:family="table">
      <style:table-properties style:width="5.851cm" style:rel-width="100%" table:align="left"/>
    </style:style>
    <style:style style:name="Table10.A" style:family="table-column">
      <style:table-column-properties style:column-width="0.115cm" style:rel-column-width="1291*"/>
    </style:style>
    <style:style style:name="Table10.B" style:family="table-column">
      <style:table-column-properties style:column-width="5.736cm" style:rel-column-width="64243*"/>
    </style:style>
    <style:style style:name="Table10.A1" style:family="table-cell">
      <style:table-cell-properties style:vertical-align="middle"/>
    </style:style>
    <style:style style:name="Table10.A2" style:family="table-cell">
      <style:table-cell-properties style:vertical-align="middle" fo:background-color="#e0ceba">
        <style:background-image/>
      </style:table-cell-properties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6.365cm"/>
    </style:style>
    <style:style style:name="Table11.B" style:family="table-column">
      <style:table-column-properties style:column-width="0.635cm"/>
    </style:style>
    <style:style style:name="Table11.B1" style:family="table-cell">
      <style:table-cell-properties style:vertical-align="middle"/>
    </style:style>
    <style:style style:name="Table12" style:family="table">
      <style:table-properties style:width="16.365cm" table:align="left"/>
    </style:style>
    <style:style style:name="Table12.A" style:family="table-column">
      <style:table-column-properties style:column-width="16.365cm"/>
    </style:style>
    <style:style style:name="Table13" style:family="table">
      <style:table-properties style:width="16.365cm" style:rel-width="100%" table:align="left"/>
    </style:style>
    <style:style style:name="Table13.A" style:family="table-column">
      <style:table-column-properties style:column-width="16.365cm" style:rel-column-width="65535*"/>
    </style:style>
    <style:style style:name="Table13.A1" style:family="table-cell">
      <style:table-cell-properties style:vertical-align="middle" fo:background-color="#333333" fo:padding="0.049cm" fo:border="0.75pt solid #333333">
        <style:background-image/>
      </style:table-cell-properties>
    </style:style>
    <style:style style:name="Table14" style:family="table">
      <style:table-properties style:width="16.365cm" style:rel-width="100%" table:align="left"/>
    </style:style>
    <style:style style:name="Table14.A" style:family="table-column">
      <style:table-column-properties style:column-width="5.727cm" style:rel-column-width="22936*"/>
    </style:style>
    <style:style style:name="Table14.C" style:family="table-column">
      <style:table-column-properties style:column-width="4.909cm" style:rel-column-width="19661*"/>
    </style:style>
    <style:style style:name="Table14.A1" style:family="table-cell">
      <style:table-cell-properties style:vertical-align="middle" fo:padding="0.049cm" fo:border-left="0.75pt solid #333333" fo:border-right="none" fo:border-top="0.75pt solid #333333" fo:border-bottom="0.75pt solid #333333"/>
    </style:style>
    <style:style style:name="Table14.B1" style:family="table-cell">
      <style:table-cell-properties style:vertical-align="middle" fo:padding="0.049cm" fo:border-left="0.05pt solid #333333" fo:border-right="none" fo:border-top="0.75pt solid #333333" fo:border-bottom="0.75pt solid #333333"/>
    </style:style>
    <style:style style:name="Table14.C1" style:family="table-cell">
      <style:table-cell-properties style:vertical-align="middle" fo:padding="0.049cm" fo:border-left="0.05pt solid #333333" fo:border-right="0.75pt solid #333333" fo:border-top="0.75pt solid #333333" fo:border-bottom="0.75pt solid #333333"/>
    </style:style>
    <style:style style:name="Table15" style:family="table">
      <style:table-properties style:width="5.629cm" style:rel-width="100%" table:align="left"/>
    </style:style>
    <style:style style:name="Table15.A" style:family="table-column">
      <style:table-column-properties style:column-width="1.219cm" style:rel-column-width="14191*"/>
    </style:style>
    <style:style style:name="Table15.B" style:family="table-column">
      <style:table-column-properties style:column-width="4.41cm" style:rel-column-width="51344*"/>
    </style:style>
    <style:style style:name="Table15.A1" style:family="table-cell">
      <style:table-cell-properties fo:background-color="#e3d7bf">
        <style:background-image/>
      </style:table-cell-properties>
    </style:style>
    <style:style style:name="Table15.B1" style:family="table-cell">
      <style:table-cell-properties style:vertical-align="middle"/>
    </style:style>
    <style:style style:name="Table15.B2" style:family="table-cell">
      <style:table-cell-properties style:vertical-align="middle" fo:background-color="#e0ceba">
        <style:background-image/>
      </style:table-cell-properties>
    </style:style>
    <style:style style:name="Table15.5" style:family="table-row">
      <style:table-row-properties style:min-row-height="0.847cm"/>
    </style:style>
    <style:style style:name="Table16" style:family="table">
      <style:table-properties style:width="5.629cm" style:rel-width="100%" table:align="left"/>
    </style:style>
    <style:style style:name="Table16.A" style:family="table-column">
      <style:table-column-properties style:column-width="2.813cm" style:rel-column-width="32767*"/>
    </style:style>
    <style:style style:name="Table16.A1" style:family="table-cell">
      <style:table-cell-properties style:vertical-align="middle"/>
    </style:style>
    <style:style style:name="Table16.A2" style:family="table-cell">
      <style:table-cell-properties style:vertical-align="middle" fo:background-color="#e0ceba">
        <style:background-image/>
      </style:table-cell-properties>
    </style:style>
    <style:style style:name="Table17" style:family="table">
      <style:table-properties style:width="5.629cm" style:rel-width="100%" table:align="left"/>
    </style:style>
    <style:style style:name="Table17.A" style:family="table-column">
      <style:table-column-properties style:column-width="0.113cm" style:rel-column-width="1305*"/>
    </style:style>
    <style:style style:name="Table17.B" style:family="table-column">
      <style:table-column-properties style:column-width="5.516cm" style:rel-column-width="64229*"/>
    </style:style>
    <style:style style:name="Table17.A1" style:family="table-cell">
      <style:table-cell-properties style:vertical-align="middle"/>
    </style:style>
    <style:style style:name="Table17.A2" style:family="table-cell">
      <style:table-cell-properties style:vertical-align="middle" fo:background-color="#e0ceba">
        <style:background-image/>
      </style:table-cell-properties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16.365cm"/>
    </style:style>
    <style:style style:name="Table18.B" style:family="table-column">
      <style:table-column-properties style:column-width="0.635cm"/>
    </style:style>
    <style:style style:name="Table18.B1" style:family="table-cell">
      <style:table-cell-properties style:vertical-align="middle"/>
    </style:style>
    <style:style style:name="Table19" style:family="table">
      <style:table-properties style:width="16.365cm" table:align="left"/>
    </style:style>
    <style:style style:name="Table19.A" style:family="table-column">
      <style:table-column-properties style:column-width="16.365cm"/>
    </style:style>
    <style:style style:name="Table20" style:family="table">
      <style:table-properties style:width="16.365cm" style:rel-width="100%" table:align="left"/>
    </style:style>
    <style:style style:name="Table20.A" style:family="table-column">
      <style:table-column-properties style:column-width="16.365cm" style:rel-column-width="65535*"/>
    </style:style>
    <style:style style:name="Table20.A1" style:family="table-cell">
      <style:table-cell-properties style:vertical-align="middle" fo:background-color="#333333" fo:padding="0.049cm" fo:border="0.75pt solid #333333">
        <style:background-image/>
      </style:table-cell-properties>
    </style:style>
    <style:style style:name="Table21" style:family="table">
      <style:table-properties style:width="16.365cm" style:rel-width="100%" table:align="left"/>
    </style:style>
    <style:style style:name="Table21.A" style:family="table-column">
      <style:table-column-properties style:column-width="5.727cm" style:rel-column-width="22937*"/>
    </style:style>
    <style:style style:name="Table21.C" style:family="table-column">
      <style:table-column-properties style:column-width="4.909cm" style:rel-column-width="19660*"/>
    </style:style>
    <style:style style:name="Table21.A1" style:family="table-cell">
      <style:table-cell-properties fo:padding="0.049cm" fo:border-left="0.75pt solid #333333" fo:border-right="none" fo:border-top="0.75pt solid #333333" fo:border-bottom="0.75pt solid #333333"/>
    </style:style>
    <style:style style:name="Table21.B1" style:family="table-cell">
      <style:table-cell-properties style:vertical-align="middle" fo:padding="0.049cm" fo:border-left="0.05pt solid #333333" fo:border-right="none" fo:border-top="0.75pt solid #333333" fo:border-bottom="0.75pt solid #333333"/>
    </style:style>
    <style:style style:name="Table21.C1" style:family="table-cell">
      <style:table-cell-properties style:vertical-align="middle" fo:padding="0.049cm" fo:border-left="0.05pt solid #333333" fo:border-right="0.75pt solid #333333" fo:border-top="0.75pt solid #333333" fo:border-bottom="0.75pt solid #333333"/>
    </style:style>
    <style:style style:name="Table22" style:family="table">
      <style:table-properties style:width="5.629cm" style:rel-width="100%" table:align="left"/>
    </style:style>
    <style:style style:name="Table22.A" style:family="table-column">
      <style:table-column-properties style:column-width="0.609cm" style:rel-column-width="7085*"/>
    </style:style>
    <style:style style:name="Table22.B" style:family="table-column">
      <style:table-column-properties style:column-width="5.02cm" style:rel-column-width="58450*"/>
    </style:style>
    <style:style style:name="Table22.A1" style:family="table-cell">
      <style:table-cell-properties fo:background-color="#e3d7bf">
        <style:background-image/>
      </style:table-cell-properties>
    </style:style>
    <style:style style:name="Table22.B1" style:family="table-cell">
      <style:table-cell-properties style:vertical-align="middle" fo:background-color="#e0ceba">
        <style:background-image/>
      </style:table-cell-properties>
    </style:style>
    <style:style style:name="Table22.B2" style:family="table-cell">
      <style:table-cell-properties style:vertical-align="middle"/>
    </style:style>
    <style:style style:name="Table22.B4" style:family="table-cell">
      <style:table-cell-properties style:vertical-align="middle"/>
    </style:style>
    <style:style style:name="Table22.B6" style:family="table-cell">
      <style:table-cell-properties style:vertical-align="middle"/>
    </style:style>
    <style:style style:name="Table22.B8" style:family="table-cell">
      <style:table-cell-properties style:vertical-align="middle"/>
    </style:style>
    <style:style style:name="Table22.B10" style:family="table-cell">
      <style:table-cell-properties style:vertical-align="middle" fo:background-color="#e3d7bf">
        <style:background-image/>
      </style:table-cell-properties>
    </style:style>
    <style:style style:name="Table23" style:family="table">
      <style:table-properties style:width="5.629cm" style:rel-width="100%" table:align="left"/>
    </style:style>
    <style:style style:name="Table23.A" style:family="table-column">
      <style:table-column-properties style:column-width="2.813cm" style:rel-column-width="32767*"/>
    </style:style>
    <style:style style:name="Table23.A1" style:family="table-cell">
      <style:table-cell-properties style:vertical-align="middle" fo:background-color="#e0ceba">
        <style:background-image/>
      </style:table-cell-properties>
    </style:style>
    <style:style style:name="Table23.A2" style:family="table-cell">
      <style:table-cell-properties style:vertical-align="middle"/>
    </style:style>
    <style:style style:name="Table23.B2" style:family="table-cell">
      <style:table-cell-properties style:vertical-align="middle"/>
    </style:style>
    <style:style style:name="Table23.A4" style:family="table-cell">
      <style:table-cell-properties style:vertical-align="middle"/>
    </style:style>
    <style:style style:name="Table23.B4" style:family="table-cell">
      <style:table-cell-properties style:vertical-align="middle"/>
    </style:style>
    <style:style style:name="Table23.A6" style:family="table-cell">
      <style:table-cell-properties style:vertical-align="middle"/>
    </style:style>
    <style:style style:name="Table23.B6" style:family="table-cell">
      <style:table-cell-properties style:vertical-align="middle"/>
    </style:style>
    <style:style style:name="Table23.A8" style:family="table-cell">
      <style:table-cell-properties style:vertical-align="middle"/>
    </style:style>
    <style:style style:name="Table23.B8" style:family="table-cell">
      <style:table-cell-properties style:vertical-align="middle"/>
    </style:style>
    <style:style style:name="Table23.A10" style:family="table-cell">
      <style:table-cell-properties style:vertical-align="middle" fo:background-color="#e3d7bf">
        <style:background-image/>
      </style:table-cell-properties>
    </style:style>
    <style:style style:name="Table24" style:family="table">
      <style:table-properties style:width="5.629cm" style:rel-width="100%" table:align="left"/>
    </style:style>
    <style:style style:name="Table24.A" style:family="table-column">
      <style:table-column-properties style:column-width="0.265cm" style:rel-column-width="3080*"/>
    </style:style>
    <style:style style:name="Table24.B" style:family="table-column">
      <style:table-column-properties style:column-width="5.364cm" style:rel-column-width="62455*"/>
    </style:style>
    <style:style style:name="Table24.A1" style:family="table-cell">
      <style:table-cell-properties style:vertical-align="middle" fo:background-color="#e0ceba">
        <style:background-image/>
      </style:table-cell-properties>
    </style:style>
    <style:style style:name="Table24.A2" style:family="table-cell">
      <style:table-cell-properties style:vertical-align="middle"/>
    </style:style>
    <style:style style:name="Table24.B2" style:family="table-cell">
      <style:table-cell-properties style:vertical-align="middle"/>
    </style:style>
    <style:style style:name="Table24.A4" style:family="table-cell">
      <style:table-cell-properties style:vertical-align="middle"/>
    </style:style>
    <style:style style:name="Table24.B4" style:family="table-cell">
      <style:table-cell-properties style:vertical-align="middle"/>
    </style:style>
    <style:style style:name="Table24.A6" style:family="table-cell">
      <style:table-cell-properties style:vertical-align="middle"/>
    </style:style>
    <style:style style:name="Table24.B6" style:family="table-cell">
      <style:table-cell-properties style:vertical-align="middle"/>
    </style:style>
    <style:style style:name="Table24.A8" style:family="table-cell">
      <style:table-cell-properties style:vertical-align="middle"/>
    </style:style>
    <style:style style:name="Table24.B8" style:family="table-cell">
      <style:table-cell-properties style:vertical-align="middle"/>
    </style:style>
    <style:style style:name="Table24.A10" style:family="table-cell">
      <style:table-cell-properties style:vertical-align="middle" fo:background-color="#e3d7bf">
        <style:background-image/>
      </style:table-cell-properties>
    </style:style>
    <style:style style:name="Table25" style:family="table">
      <style:table-properties style:width="17cm" style:rel-width="100%" table:align="left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style:vertical-align="middle" fo:background-color="#333333" fo:padding="0.049cm" fo:border="0.75pt solid #333333">
        <style:background-image/>
      </style:table-cell-properties>
    </style:style>
    <style:style style:name="Table26" style:family="table">
      <style:table-properties style:width="17cm" style:rel-width="100%" table:align="left"/>
    </style:style>
    <style:style style:name="Table26.A" style:family="table-column">
      <style:table-column-properties style:column-width="5.95cm" style:rel-column-width="22938*"/>
    </style:style>
    <style:style style:name="Table26.C" style:family="table-column">
      <style:table-column-properties style:column-width="5.099cm" style:rel-column-width="19657*"/>
    </style:style>
    <style:style style:name="Table26.A1" style:family="table-cell">
      <style:table-cell-properties style:vertical-align="middle" fo:padding="0.049cm" fo:border-left="0.75pt solid #333333" fo:border-right="none" fo:border-top="0.75pt solid #333333" fo:border-bottom="0.75pt solid #333333"/>
    </style:style>
    <style:style style:name="Table26.B1" style:family="table-cell">
      <style:table-cell-properties style:vertical-align="middle" fo:padding="0.049cm" fo:border-left="0.05pt solid #333333" fo:border-right="none" fo:border-top="0.75pt solid #333333" fo:border-bottom="0.75pt solid #333333"/>
    </style:style>
    <style:style style:name="Table26.C1" style:family="table-cell">
      <style:table-cell-properties style:vertical-align="middle" fo:padding="0.049cm" fo:border-left="0.05pt solid #333333" fo:border-right="0.75pt solid #333333" fo:border-top="0.75pt solid #333333" fo:border-bottom="0.75pt solid #333333"/>
    </style:style>
    <style:style style:name="Table27" style:family="table">
      <style:table-properties style:width="5.851cm" style:rel-width="100%" table:align="left"/>
    </style:style>
    <style:style style:name="Table27.A" style:family="table-column">
      <style:table-column-properties style:column-width="1.221cm" style:rel-column-width="13672*"/>
    </style:style>
    <style:style style:name="Table27.B" style:family="table-column">
      <style:table-column-properties style:column-width="4.63cm" style:rel-column-width="51863*"/>
    </style:style>
    <style:style style:name="Table27.A1" style:family="table-cell">
      <style:table-cell-properties fo:background-color="#e3d7bf">
        <style:background-image/>
      </style:table-cell-properties>
    </style:style>
    <style:style style:name="Table27.B1" style:family="table-cell">
      <style:table-cell-properties style:vertical-align="middle" fo:background-color="#e0ceba">
        <style:background-image/>
      </style:table-cell-properties>
    </style:style>
    <style:style style:name="Table27.B2" style:family="table-cell">
      <style:table-cell-properties style:vertical-align="middle" fo:background-color="#e3d7bf">
        <style:background-image/>
      </style:table-cell-properties>
    </style:style>
    <style:style style:name="Table28" style:family="table">
      <style:table-properties style:width="5.851cm" style:rel-width="100%" table:align="left"/>
    </style:style>
    <style:style style:name="Table28.A" style:family="table-column">
      <style:table-column-properties style:column-width="2.925cm" style:rel-column-width="32767*"/>
    </style:style>
    <style:style style:name="Table28.A1" style:family="table-cell">
      <style:table-cell-properties style:vertical-align="middle" fo:background-color="#e0ceba">
        <style:background-image/>
      </style:table-cell-properties>
    </style:style>
    <style:style style:name="Table28.A2" style:family="table-cell">
      <style:table-cell-properties style:vertical-align="middle" fo:background-color="#e3d7bf">
        <style:background-image/>
      </style:table-cell-properties>
    </style:style>
    <style:style style:name="Table29" style:family="table">
      <style:table-properties style:width="5.851cm" style:rel-width="100%" table:align="left"/>
    </style:style>
    <style:style style:name="Table29.A" style:family="table-column">
      <style:table-column-properties style:column-width="0.115cm" style:rel-column-width="1291*"/>
    </style:style>
    <style:style style:name="Table29.B" style:family="table-column">
      <style:table-column-properties style:column-width="5.736cm" style:rel-column-width="64243*"/>
    </style:style>
    <style:style style:name="Table29.A1" style:family="table-cell">
      <style:table-cell-properties style:vertical-align="middle" fo:background-color="#e0ceba">
        <style:background-image/>
      </style:table-cell-properties>
    </style:style>
    <style:style style:name="Table29.A2" style:family="table-cell">
      <style:table-cell-properties style:vertical-align="middle" fo:background-color="#e3d7bf">
        <style:background-image/>
      </style:table-cell-properties>
    </style:style>
    <style:style style:name="P1" style:family="paragraph" style:parent-style-name="Standard">
      <style:text-properties officeooo:rsid="001d3e10" officeooo:paragraph-rsid="001d3e10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spanisch-lehrbuch.de/grammatik/kapitel4/spanisch_lernen_online_kapitel_4_7_1_b.htm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kkusativ im Spanischen, Dativ im Deutschen</text:p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<draw:frame draw:style-name="fr1" draw:name="Image1" text:anchor-type="as-char" svg:width="0.609cm" svg:height="0.529cm" draw:z-index="0"><draw:image xlink:href="Pictures/100002010000005C00000050832F2EAB62F6C9D6.png" xlink:type="simple" xlink:show="embed" xlink:actuate="onLoad"/></draw:frame><text:bookmark text:name="kapitel4_7_1_008"/></text:p>
                </table:table-cell>
                <table:table-cell table:style-name="Table3.B1" office:value-type="string">
                  <text:p text:style-name="Table_20_Contents">amenazar a alguien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2" text:anchor-type="as-char" svg:width="0.609cm" svg:height="0.529cm" draw:z-index="1"><draw:image xlink:href="Pictures/100002010000005C00000050832F2EAB62F6C9D6.png" xlink:type="simple" xlink:show="embed" xlink:actuate="onLoad"/></draw:frame><text:bookmark text:name="kapitel4_7_1_009"/></text:p>
                </table:table-cell>
                <table:table-cell table:style-name="Table3.B12" office:value-type="string">
                  <text:p text:style-name="Table_20_Contents">despedir a alguien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3" text:anchor-type="as-char" svg:width="0.609cm" svg:height="0.529cm" draw:z-index="2"><draw:image xlink:href="Pictures/100002010000005C00000050832F2EAB62F6C9D6.png" xlink:type="simple" xlink:show="embed" xlink:actuate="onLoad"/></draw:frame><text:bookmark text:name="kapitel4_7_1_010"/></text:p>
                </table:table-cell>
                <table:table-cell table:style-name="Table3.B1" office:value-type="string">
                  <text:p text:style-name="Table_20_Contents">acechar a alguien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4" text:anchor-type="as-char" svg:width="0.609cm" svg:height="0.529cm" draw:z-index="3"><draw:image xlink:href="Pictures/100002010000005C00000050832F2EAB62F6C9D6.png" xlink:type="simple" xlink:show="embed" xlink:actuate="onLoad"/></draw:frame><text:bookmark text:name="kapitel4_7_1_011"/></text:p>
                </table:table-cell>
                <table:table-cell table:style-name="Table3.B12" office:value-type="string">
                  <text:p text:style-name="Table_20_Contents">afectar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5" text:anchor-type="as-char" svg:width="0.609cm" svg:height="0.529cm" draw:z-index="4"><draw:image xlink:href="Pictures/100002010000005C00000050832F2EAB62F6C9D6.png" xlink:type="simple" xlink:show="embed" xlink:actuate="onLoad"/></draw:frame><text:bookmark text:name="kapitel4_7_1_012"/></text:p>
                </table:table-cell>
                <table:table-cell table:style-name="Table3.B1" office:value-type="string">
                  <text:p text:style-name="Table_20_Contents">afligir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6" text:anchor-type="as-char" svg:width="0.609cm" svg:height="0.529cm" draw:z-index="5"><draw:image xlink:href="Pictures/100002010000005C00000050832F2EAB62F6C9D6.png" xlink:type="simple" xlink:show="embed" xlink:actuate="onLoad"/></draw:frame><text:bookmark text:name="kapitel4_7_1_013"/></text:p>
                </table:table-cell>
                <table:table-cell table:style-name="Table3.B12" office:value-type="string">
                  <text:p text:style-name="Table_20_Contents">apoyar a alguien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7" text:anchor-type="as-char" svg:width="0.609cm" svg:height="0.529cm" draw:z-index="6"><draw:image xlink:href="Pictures/100002010000005C00000050832F2EAB62F6C9D6.png" xlink:type="simple" xlink:show="embed" xlink:actuate="onLoad"/></draw:frame><text:bookmark text:name="kapitel4_7_1_014"/></text:p>
                </table:table-cell>
                <table:table-cell table:style-name="Table3.B1" office:value-type="string">
                  <text:p text:style-name="Table_20_Contents">asistir a alguien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8" text:anchor-type="as-char" svg:width="0.609cm" svg:height="0.529cm" draw:z-index="7"><draw:image xlink:href="Pictures/100002010000005C00000050832F2EAB62F6C9D6.png" xlink:type="simple" xlink:show="embed" xlink:actuate="onLoad"/></draw:frame><text:bookmark text:name="kapitel4_7_1_015"/> <draw:frame draw:style-name="fr1" draw:name="Image9" text:anchor-type="as-char" svg:width="0.609cm" svg:height="0.529cm" draw:z-index="8"><draw:image xlink:href="Pictures/100002010000005C00000050832F2EAB62F6C9D6.png" xlink:type="simple" xlink:show="embed" xlink:actuate="onLoad"/></draw:frame><text:bookmark text:name="kapitel4_7_1_016"/></text:p>
                </table:table-cell>
                <table:table-cell table:style-name="Table3.B12" office:value-type="string">
                  <text:p text:style-name="Table_20_Contents">ayudar a alguien <text:line-break/>ayudar a alg en alguna cosa <text:line-break/>algo lo / la ayuda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10" text:anchor-type="as-char" svg:width="0.609cm" svg:height="0.529cm" draw:z-index="9"><draw:image xlink:href="Pictures/100002010000005C00000050832F2EAB62F6C9D6.png" xlink:type="simple" xlink:show="embed" xlink:actuate="onLoad"/></draw:frame><text:bookmark text:name="kapitel4_7_1_017"/></text:p>
                </table:table-cell>
                <table:table-cell table:style-name="Table3.B1" office:value-type="string">
                  <text:p text:style-name="Table_20_Contents">contradecir a alguien 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11" text:anchor-type="as-char" svg:width="0.609cm" svg:height="0.529cm" draw:z-index="10"><draw:image xlink:href="Pictures/100002010000005C00000050832F2EAB62F6C9D6.png" xlink:type="simple" xlink:show="embed" xlink:actuate="onLoad"/></draw:frame><text:bookmark text:name="kapitel4_7_1_018"/></text:p>
                </table:table-cell>
                <table:table-cell table:style-name="Table3.B12" office:value-type="string">
                  <text:p text:style-name="Table_20_Contents">dañar una cosa <text:line-break/>dañar a alguien 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12" text:anchor-type="as-char" svg:width="0.609cm" svg:height="0.529cm" draw:z-index="11"><draw:image xlink:href="Pictures/100002010000005C00000050832F2EAB62F6C9D6.png" xlink:type="simple" xlink:show="embed" xlink:actuate="onLoad"/></draw:frame><text:bookmark text:name="kapitel4_7_1_019"/></text:p>
                </table:table-cell>
                <table:table-cell table:style-name="Table3.B1" office:value-type="string">
                  <text:p text:style-name="Table_20_Contents">disculpar a alguien 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13" text:anchor-type="as-char" svg:width="0.609cm" svg:height="0.529cm" draw:z-index="12"><draw:image xlink:href="Pictures/100002010000005C00000050832F2EAB62F6C9D6.png" xlink:type="simple" xlink:show="embed" xlink:actuate="onLoad"/></draw:frame><text:bookmark text:name="kapitel4_7_1_020"/></text:p>
                </table:table-cell>
                <table:table-cell table:style-name="Table3.B12" office:value-type="string">
                  <text:p text:style-name="Table_20_Contents">encontrar a alguien 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1" draw:name="Image14" text:anchor-type="as-char" svg:width="0.609cm" svg:height="0.529cm" draw:z-index="13"><draw:image xlink:href="Pictures/100002010000005C00000050832F2EAB62F6C9D6.png" xlink:type="simple" xlink:show="embed" xlink:actuate="onLoad"/></draw:frame><text:bookmark text:name="kapitel4_7_1_021"/></text:p>
                </table:table-cell>
                <table:table-cell table:style-name="Table3.B1" office:value-type="string">
                  <text:p text:style-name="Table_20_Contents">escuchar a alguien </text:p>
                </table:table-cell>
              </table:table-row>
            </table:table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Table_20_Contents"> le / lo amenazo</text:p>
                </table:table-cell>
                <table:table-cell table:style-name="Table4.A1" office:value-type="string">
                  <text:p text:style-name="Table_20_Contents">la amenazo</text:p>
                </table:table-cell>
              </table:table-row>
              <table:table-row>
                <table:table-cell table:style-name="Table4.A12" office:value-type="string">
                  <text:p text:style-name="Table_20_Contents"> le / lo despide</text:p>
                </table:table-cell>
                <table:table-cell table:style-name="Table4.B12" office:value-type="string">
                  <text:p text:style-name="Table_20_Contents">la despide</text:p>
                </table:table-cell>
              </table:table-row>
              <table:table-row>
                <table:table-cell table:style-name="Table4.A1" office:value-type="string">
                  <text:p text:style-name="Table_20_Contents"> le / lo acecho</text:p>
                </table:table-cell>
                <table:table-cell table:style-name="Table4.A1" office:value-type="string">
                  <text:p text:style-name="Table_20_Contents">la acecho</text:p>
                </table:table-cell>
              </table:table-row>
              <table:table-row>
                <table:table-cell table:style-name="Table4.A12" office:value-type="string">
                  <text:p text:style-name="Table_20_Contents"> esto le / lo afecta</text:p>
                </table:table-cell>
                <table:table-cell table:style-name="Table4.B12" office:value-type="string">
                  <text:p text:style-name="Table_20_Contents">esto la afecta</text:p>
                </table:table-cell>
              </table:table-row>
              <table:table-row>
                <table:table-cell table:style-name="Table4.A1" office:value-type="string">
                  <text:p text:style-name="Table_20_Contents"> algo le / lo aflige </text:p>
                </table:table-cell>
                <table:table-cell table:style-name="Table4.A1" office:value-type="string">
                  <text:p text:style-name="Table_20_Contents">algo la aflige </text:p>
                </table:table-cell>
              </table:table-row>
              <table:table-row>
                <table:table-cell table:style-name="Table4.A12" office:value-type="string">
                  <text:p text:style-name="Table_20_Contents"> le / lo apoyo</text:p>
                </table:table-cell>
                <table:table-cell table:style-name="Table4.B12" office:value-type="string">
                  <text:p text:style-name="Table_20_Contents">la apoyo</text:p>
                </table:table-cell>
              </table:table-row>
              <table:table-row>
                <table:table-cell table:style-name="Table4.A1" office:value-type="string">
                  <text:p text:style-name="Table_20_Contents"> le / lo asisto</text:p>
                </table:table-cell>
                <table:table-cell table:style-name="Table4.A1" office:value-type="string">
                  <text:p text:style-name="Table_20_Contents">la asisto</text:p>
                </table:table-cell>
              </table:table-row>
              <table:table-row>
                <table:table-cell table:style-name="Table4.A12" office:value-type="string">
                  <text:p text:style-name="Table_20_Contents"> le / lo ayudo  <text:line-break/> en alguna cosa  algo le / lo ayuda </text:p>
                </table:table-cell>
                <table:table-cell table:style-name="Table4.B12" office:value-type="string">
                  <text:p text:style-name="Table_20_Contents">la ayudo<text:line-break/>en alguna cosa<text:line-break/>algo la ayuda</text:p>
                </table:table-cell>
              </table:table-row>
              <table:table-row>
                <table:table-cell table:style-name="Table4.A1" office:value-type="string">
                  <text:p text:style-name="Table_20_Contents"> le / lo contradice</text:p>
                </table:table-cell>
                <table:table-cell table:style-name="Table4.A1" office:value-type="string">
                  <text:p text:style-name="Table_20_Contents">la contradice </text:p>
                </table:table-cell>
              </table:table-row>
              <table:table-row>
                <table:table-cell table:style-name="Table4.A12" office:value-type="string">
                  <text:p text:style-name="Table_20_Contents"> le / lo daña</text:p>
                </table:table-cell>
                <table:table-cell table:style-name="Table4.B12" office:value-type="string">
                  <text:p text:style-name="Table_20_Contents">la daña</text:p>
                </table:table-cell>
              </table:table-row>
              <table:table-row>
                <table:table-cell table:style-name="Table4.A1" office:value-type="string">
                  <text:p text:style-name="Table_20_Contents"> le / lo disculpa</text:p>
                </table:table-cell>
                <table:table-cell table:style-name="Table4.A1" office:value-type="string">
                  <text:p text:style-name="Table_20_Contents">la disculpa</text:p>
                </table:table-cell>
              </table:table-row>
              <table:table-row>
                <table:table-cell table:style-name="Table4.A12" office:value-type="string">
                  <text:p text:style-name="Table_20_Contents"> le / lo encuentra</text:p>
                </table:table-cell>
                <table:table-cell table:style-name="Table4.B12" office:value-type="string">
                  <text:p text:style-name="Table_20_Contents">la encuentra</text:p>
                </table:table-cell>
              </table:table-row>
              <table:table-row>
                <table:table-cell table:style-name="Table4.A1" office:value-type="string">
                  <text:p text:style-name="Table_20_Contents"> le / lo escucha</text:p>
                </table:table-cell>
                <table:table-cell table:style-name="Table4.A1" office:value-type="string">
                  <text:p text:style-name="Table_20_Contents">la escucha</text:p>
                </table:table-cell>
              </table:table-row>
            </table:table>
            <text:p text:style-name="Table_20_Contents"/>
          </table:table-cell>
          <table:table-cell table:style-name="Table2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<draw:frame draw:style-name="fr1" draw:name="Image15" text:anchor-type="as-char" svg:width="0.265cm" svg:height="0.041cm" draw:z-index="14"><draw:image xlink:href="Pictures/100002000000000A0000000124965E448ADA38FE.gif" xlink:type="simple" xlink:show="embed" xlink:actuate="onLoad"/></draw:frame></text:p>
                </table:table-cell>
                <table:table-cell table:style-name="Table5.A1" office:value-type="string">
                  <text:p text:style-name="Table_20_Contents">jemandem drohe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jemandem kündigen 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auflauer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jemandem nahe gehen 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nahe gehe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jemandem beistehen 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beistehe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jemandem helfen<text:line-break/>jmd. bei etwas helfen<text:line-break/>etwas hilft ihm / ihr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widerspreche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einer Sache schaden<text:line-break/>jemandem schaden 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verzeihen </text:p>
                </table:table-cell>
              </table:table-row>
              <table:table-row>
                <table:table-cell table:style-name="Table5.A12" office:value-type="string">
                  <text:p text:style-name="Table_20_Contents"> </text:p>
                </table:table-cell>
                <table:table-cell table:style-name="Table5.B12" office:value-type="string">
                  <text:p text:style-name="Table_20_Contents">jemandem begegnen </text:p>
                </table:table-cell>
              </table:table-row>
              <table:table-row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Table_20_Contents">jemandem zuhören /lauschen </text:p>
                </table:table-cell>
              </table:table-row>
            </table:table>
            <text:p text:style-name="Table_20_Contents"/>
          </table:table-cell>
          <table:table-cell table:style-name="Table2.C1" office:value-type="string">
            <text:p text:style-name="P2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Akkusativ im Spanischen, Dativ im Deutschen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><draw:frame draw:style-name="fr1" draw:name="Image16" text:anchor-type="as-char" svg:width="0.609cm" svg:height="0.529cm" draw:z-index="15"><draw:image xlink:href="Pictures/100002010000005C00000050832F2EAB62F6C9D6.png" xlink:type="simple" xlink:show="embed" xlink:actuate="onLoad"/></draw:frame><text:bookmark text:name="kapitel4_7_1_022"/> </text:p>
                </table:table-cell>
                <table:table-cell table:style-name="Table8.B1" office:value-type="string">
                  <text:p text:style-name="Table_20_Contents">algo lo / la espera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17" text:anchor-type="as-char" svg:width="0.609cm" svg:height="0.529cm" draw:z-index="16"><draw:image xlink:href="Pictures/100002010000005C00000050832F2EAB62F6C9D6.png" xlink:type="simple" xlink:show="embed" xlink:actuate="onLoad"/></draw:frame><text:bookmark text:name="kapitel4_7_1_023"/> </text:p>
                </table:table-cell>
                <table:table-cell table:style-name="Table8.B2" office:value-type="string">
                  <text:p text:style-name="Table_20_Contents">evitar a alguien <text:line-break/>evitar una cosa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18" text:anchor-type="as-char" svg:width="0.609cm" svg:height="0.529cm" draw:z-index="17"><draw:image xlink:href="Pictures/100002010000005C00000050832F2EAB62F6C9D6.png" xlink:type="simple" xlink:show="embed" xlink:actuate="onLoad"/></draw:frame><text:bookmark text:name="kapitel4_7_1_024"/> </text:p>
                </table:table-cell>
                <table:table-cell table:style-name="Table8.B1" office:value-type="string">
                  <text:p text:style-name="Table_20_Contents">estar mirando <text:line-break/>a alguien 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19" text:anchor-type="as-char" svg:width="0.609cm" svg:height="0.529cm" draw:z-index="18"><draw:image xlink:href="Pictures/100002010000005C00000050832F2EAB62F6C9D6.png" xlink:type="simple" xlink:show="embed" xlink:actuate="onLoad"/></draw:frame><text:bookmark text:name="kapitel4_7_1_025"/> </text:p>
                </table:table-cell>
                <table:table-cell table:style-name="Table8.B2" office:value-type="string">
                  <text:p text:style-name="Table_20_Contents">algo lo / la fastidia 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20" text:anchor-type="as-char" svg:width="0.609cm" svg:height="0.529cm" draw:z-index="19"><draw:image xlink:href="Pictures/100002010000005C00000050832F2EAB62F6C9D6.png" xlink:type="simple" xlink:show="embed" xlink:actuate="onLoad"/></draw:frame><text:bookmark text:name="kapitel4_7_1_026"/> </text:p>
                </table:table-cell>
                <table:table-cell table:style-name="Table8.B1" office:value-type="string">
                  <text:p text:style-name="Table_20_Contents">felicitar a alguien por algo</text:p>
                </table:table-cell>
              </table:table-row>
              <table:table-row>
                <table:table-cell table:style-name="Table8.A1" office:value-type="string">
                  <text:p text:style-name="Table_20_Contents"><text:soft-page-break/><draw:frame draw:style-name="fr1" draw:name="Image21" text:anchor-type="as-char" svg:width="0.609cm" svg:height="0.529cm" draw:z-index="20"><draw:image xlink:href="Pictures/100002010000005C00000050832F2EAB62F6C9D6.png" xlink:type="simple" xlink:show="embed" xlink:actuate="onLoad"/></draw:frame><text:bookmark text:name="kapitel4_7_1_027"/> </text:p>
                </table:table-cell>
                <table:table-cell table:style-name="Table8.B2" office:value-type="string">
                  <text:p text:style-name="Table_20_Contents">maldecir a alguien 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22" text:anchor-type="as-char" svg:width="0.609cm" svg:height="0.529cm" draw:z-index="21"><draw:image xlink:href="Pictures/100002010000005C00000050832F2EAB62F6C9D6.png" xlink:type="simple" xlink:show="embed" xlink:actuate="onLoad"/></draw:frame><text:bookmark text:name="kapitel4_7_1_028"/></text:p>
                </table:table-cell>
                <table:table-cell table:style-name="Table8.B1" office:value-type="string">
                  <text:p text:style-name="Table_20_Contents">mirar con tranquilidad <text:line-break/>el futuro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23" text:anchor-type="as-char" svg:width="0.609cm" svg:height="0.529cm" draw:z-index="22"><draw:image xlink:href="Pictures/100002010000005C00000050832F2EAB62F6C9D6.png" xlink:type="simple" xlink:show="embed" xlink:actuate="onLoad"/></draw:frame><text:bookmark text:name="kapitel4_7_1_029"/> <draw:frame draw:style-name="fr1" draw:name="Image24" text:anchor-type="as-char" svg:width="0.609cm" svg:height="0.529cm" draw:z-index="23"><draw:image xlink:href="Pictures/100002010000005C00000050832F2EAB62F6C9D6.png" xlink:type="simple" xlink:show="embed" xlink:actuate="onLoad"/></draw:frame><text:bookmark text:name="kapitel4_7_1_030"/></text:p>
                </table:table-cell>
                <table:table-cell table:style-name="Table8.B2" office:value-type="string">
                  <text:p text:style-name="Table_20_Contents">perjudicar a alguien <text:line-break/>perjudicar una cosa 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25" text:anchor-type="as-char" svg:width="0.609cm" svg:height="0.529cm" draw:z-index="24"><draw:image xlink:href="Pictures/100002010000005C00000050832F2EAB62F6C9D6.png" xlink:type="simple" xlink:show="embed" xlink:actuate="onLoad"/></draw:frame><text:bookmark text:name="kapitel4_7_1_031"/> <draw:frame draw:style-name="fr1" draw:name="Image26" text:anchor-type="as-char" svg:width="0.609cm" svg:height="0.529cm" draw:z-index="25"><draw:image xlink:href="Pictures/100002010000005C00000050832F2EAB62F6C9D6.png" xlink:type="simple" xlink:show="embed" xlink:actuate="onLoad"/></draw:frame><text:bookmark text:name="kapitel4_7_1_032"/></text:p>
                </table:table-cell>
                <table:table-cell table:style-name="Table8.B1" office:value-type="string">
                  <text:p text:style-name="Table_20_Contents">preceder a alguien <text:line-break/>preceder una cosa</text:p>
                </table:table-cell>
              </table:table-row>
              <table:table-row>
                <table:table-cell table:style-name="Table8.A1" office:value-type="string">
                  <text:p text:style-name="Table_20_Contents"><draw:frame draw:style-name="fr1" draw:name="Image27" text:anchor-type="as-char" svg:width="0.609cm" svg:height="0.529cm" draw:z-index="26"><draw:image xlink:href="Pictures/100002010000005C00000050832F2EAB62F6C9D6.png" xlink:type="simple" xlink:show="embed" xlink:actuate="onLoad"/></draw:frame><text:bookmark text:name="kapitel4_7_1_033"/> <draw:frame draw:style-name="fr1" draw:name="Image28" text:anchor-type="as-char" svg:width="0.609cm" svg:height="0.529cm" draw:z-index="27"><draw:image xlink:href="Pictures/100002010000005C00000050832F2EAB62F6C9D6.png" xlink:type="simple" xlink:show="embed" xlink:actuate="onLoad"/></draw:frame><text:bookmark text:name="kapitel4_7_1_034"/></text:p>
                </table:table-cell>
                <table:table-cell table:style-name="Table8.B2" office:value-type="string">
                  <text:p text:style-name="Table_20_Contents">presidir el Municipio <text:line-break/>presidir la asociación</text:p>
                </table:table-cell>
              </table:table-row>
            </table:table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Table_20_Contents"> algo le / lo espera</text:p>
                </table:table-cell>
                <table:table-cell table:style-name="Table9.A1" office:value-type="string">
                  <text:p text:style-name="Table_20_Contents">algo la espera </text:p>
                </table:table-cell>
              </table:table-row>
              <table:table-row>
                <table:table-cell table:style-name="Table9.A2" office:value-type="string">
                  <text:p text:style-name="Table_20_Contents"> le / lo evita</text:p>
                </table:table-cell>
                <table:table-cell table:style-name="Table9.A2" office:value-type="string">
                  <text:p text:style-name="Table_20_Contents">la evita</text:p>
                </table:table-cell>
              </table:table-row>
              <table:table-row>
                <table:table-cell table:style-name="Table9.A1" office:value-type="string">
                  <text:p text:style-name="Table_20_Contents"> le está mirando <text:line-break/> lo está mirando</text:p>
                </table:table-cell>
                <table:table-cell table:style-name="Table9.A1" office:value-type="string">
                  <text:p text:style-name="Table_20_Contents">la está mirando </text:p>
                </table:table-cell>
              </table:table-row>
              <table:table-row>
                <table:table-cell table:style-name="Table9.A2" office:value-type="string">
                  <text:p text:style-name="Table_20_Contents"> algo le / lo fastidia </text:p>
                </table:table-cell>
                <table:table-cell table:style-name="Table9.A2" office:value-type="string">
                  <text:p text:style-name="Table_20_Contents">algo la fastidia </text:p>
                </table:table-cell>
              </table:table-row>
              <table:table-row>
                <table:table-cell table:style-name="Table9.A1" office:value-type="string">
                  <text:p text:style-name="Table_20_Contents"> le / lo felicita p.alg.</text:p>
                </table:table-cell>
                <table:table-cell table:style-name="Table9.A1" office:value-type="string">
                  <text:p text:style-name="Table_20_Contents">la felicita por algo </text:p>
                </table:table-cell>
              </table:table-row>
              <table:table-row>
                <table:table-cell table:style-name="Table9.A2" office:value-type="string">
                  <text:p text:style-name="Table_20_Contents"> le / lo maldice</text:p>
                </table:table-cell>
                <table:table-cell table:style-name="Table9.A2" office:value-type="string">
                  <text:p text:style-name="Table_20_Contents">la maldice</text:p>
                </table:table-cell>
              </table:table-row>
              <table:table-row>
                <table:table-cell table:style-name="Table9.A1" office:value-type="string">
                  <text:p text:style-name="Table_20_Contents"> lo mira con  tranquilidad</text:p>
                </table:table-cell>
                <table:table-cell table:style-name="Table9.A1" office:value-type="string">
                  <text:p text:style-name="Table_20_Contents"/>
                </table:table-cell>
              </table:table-row>
              <table:table-row>
                <table:table-cell table:style-name="Table9.A2" office:value-type="string">
                  <text:p text:style-name="Table_20_Contents"> le perjudica<text:line-break/> lo perjudica </text:p>
                </table:table-cell>
                <table:table-cell table:style-name="Table9.A2" office:value-type="string">
                  <text:p text:style-name="Table_20_Contents">la perjudica</text:p>
                </table:table-cell>
              </table:table-row>
              <table:table-row>
                <table:table-cell table:style-name="Table9.A1" office:value-type="string">
                  <text:p text:style-name="Table_20_Contents"> le precede<text:line-break/> lo precede</text:p>
                </table:table-cell>
                <table:table-cell table:style-name="Table9.A1" office:value-type="string">
                  <text:p text:style-name="Table_20_Contents">la precede </text:p>
                </table:table-cell>
              </table:table-row>
              <table:table-row>
                <table:table-cell table:style-name="Table9.A2" office:value-type="string">
                  <text:p text:style-name="Table_20_Contents"> lo preside </text:p>
                </table:table-cell>
                <table:table-cell table:style-name="Table9.A2" office:value-type="string">
                  <text:p text:style-name="Table_20_Contents"><text:line-break/>la preside</text:p>
                </table:table-cell>
              </table:table-row>
            </table:table>
            <text:p text:style-name="Table_20_Contents"/>
          </table:table-cell>
          <table:table-cell table:style-name="Table7.B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Contents"> </text:p>
                </table:table-cell>
                <table:table-cell table:style-name="Table10.A1" office:value-type="string">
                  <text:p text:style-name="Table_20_Contents">etwas steht ihm / ihr bevor</text:p>
                </table:table-cell>
              </table:table-row>
              <table:table-row>
                <table:table-cell table:style-name="Table10.A2" office:value-type="string">
                  <text:p text:style-name="Table_20_Contents"> </text:p>
                </table:table-cell>
                <table:table-cell table:style-name="Table10.A2" office:value-type="string">
                  <text:p text:style-name="Table_20_Contents">jemandem ausweichen<text:line-break/>einer Sache ausweichen</text:p>
                </table:table-cell>
              </table:table-row>
              <table:table-row>
                <table:table-cell table:style-name="Table10.A1" office:value-type="string">
                  <text:p text:style-name="Table_20_Contents"> </text:p>
                </table:table-cell>
                <table:table-cell table:style-name="Table10.A1" office:value-type="string">
                  <text:p text:style-name="Table_20_Contents">jemandem zuschauen jemandem zusehen</text:p>
                </table:table-cell>
              </table:table-row>
              <table:table-row>
                <table:table-cell table:style-name="Table10.A2" office:value-type="string">
                  <text:p text:style-name="Table_20_Contents"> </text:p>
                </table:table-cell>
                <table:table-cell table:style-name="Table10.A2" office:value-type="string">
                  <text:p text:style-name="Table_20_Contents">etwas stößt ihm / ihr sauer auf </text:p>
                </table:table-cell>
              </table:table-row>
              <table:table-row>
                <table:table-cell table:style-name="Table10.A1" office:value-type="string">
                  <text:p text:style-name="Table_20_Contents"> </text:p>
                </table:table-cell>
                <table:table-cell table:style-name="Table10.A1" office:value-type="string">
                  <text:p text:style-name="Table_20_Contents">jemandem zu etwas gratulieren </text:p>
                </table:table-cell>
              </table:table-row>
              <table:table-row>
                <table:table-cell table:style-name="Table10.A2" office:value-type="string">
                  <text:p text:style-name="Table_20_Contents"> </text:p>
                </table:table-cell>
                <table:table-cell table:style-name="Table10.A2" office:value-type="string">
                  <text:p text:style-name="Table_20_Contents">jemandem fluchen </text:p>
                </table:table-cell>
              </table:table-row>
              <table:table-row>
                <table:table-cell table:style-name="Table10.A1" office:value-type="string">
                  <text:p text:style-name="Table_20_Contents"><text:soft-page-break/> </text:p>
                </table:table-cell>
                <table:table-cell table:style-name="Table10.A1" office:value-type="string">
                  <text:p text:style-name="Table_20_Contents">dem Schicksal ruhig entgegensehen </text:p>
                </table:table-cell>
              </table:table-row>
              <table:table-row>
                <table:table-cell table:style-name="Table10.A2" office:value-type="string">
                  <text:p text:style-name="Table_20_Contents"> </text:p>
                </table:table-cell>
                <table:table-cell table:style-name="Table10.A2" office:value-type="string">
                  <text:p text:style-name="Table_20_Contents">jemandem schaden <text:line-break/>einer Sache schaden </text:p>
                </table:table-cell>
              </table:table-row>
              <table:table-row>
                <table:table-cell table:style-name="Table10.A1" office:value-type="string">
                  <text:p text:style-name="Table_20_Contents"> </text:p>
                </table:table-cell>
                <table:table-cell table:style-name="Table10.A1" office:value-type="string">
                  <text:p text:style-name="Table_20_Contents">jemandem vorausgehen <text:line-break/>einer Sache vorausgehen</text:p>
                </table:table-cell>
              </table:table-row>
              <table:table-row>
                <table:table-cell table:style-name="Table10.A2" office:value-type="string">
                  <text:p text:style-name="Table_20_Contents"> </text:p>
                </table:table-cell>
                <table:table-cell table:style-name="Table10.A2" office:value-type="string">
                  <text:p text:style-name="Table_20_Contents">der Gemeinde vorstehen<text:line-break/>dem Verein vorstehen</text:p>
                </table:table-cell>
              </table:table-row>
            </table:table>
            <text:p text:style-name="Table_20_Contents"/>
          </table:table-cell>
          <table:table-cell table:style-name="Table7.C1" office:value-type="string">
            <text:p text:style-name="P2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able:table table:name="Table12" table:style-name="Table12">
              <table:table-column table:style-name="Table12.A"/>
              <table:table-row>
                <table:table-cell office:value-type="string">
                  <table:table table:name="Table13" table:style-name="Table13">
                    <table:table-column table:style-name="Table13.A"/>
                    <table:table-row>
                      <table:table-cell table:style-name="Table13.A1" office:value-type="string">
                        <text:p text:style-name="Table_20_Contents"> Akkusativ im Spanischen, Dativ im Deutschen</text:p>
                      </table:table-cell>
                    </table:table-row>
                  </table:table>
                  <table:table table:name="Table14" table:style-name="Table14">
                    <table:table-column table:style-name="Table14.A" table:number-columns-repeated="2"/>
                    <table:table-column table:style-name="Table14.C"/>
                    <table:table-row>
                      <table:table-cell table:style-name="Table14.A1" office:value-type="string">
                        <table:table table:name="Table15" table:style-name="Table15">
                          <table:table-column table:style-name="Table15.A"/>
                          <table:table-column table:style-name="Table15.B"/>
                          <table:table-row>
                            <table:table-cell table:style-name="Table15.A1" office:value-type="string">
                              <text:p text:style-name="Table_20_Contents"><draw:frame draw:style-name="fr1" draw:name="Image29" text:anchor-type="as-char" svg:width="0.609cm" svg:height="0.529cm" draw:z-index="28"><draw:image xlink:href="Pictures/100002010000005C00000050832F2EAB62F6C9D6.png" xlink:type="simple" xlink:show="embed" xlink:actuate="onLoad"/></draw:frame><text:bookmark text:name="kapitel4_7_1_035"/><draw:frame draw:style-name="fr1" draw:name="Image30" text:anchor-type="as-char" svg:width="0.609cm" svg:height="0.529cm" draw:z-index="29"><draw:image xlink:href="Pictures/100002010000005C00000050832F2EAB62F6C9D6.png" xlink:type="simple" xlink:show="embed" xlink:actuate="onLoad"/></draw:frame><text:bookmark text:name="kapitel4_7_1_036"/></text:p>
                            </table:table-cell>
                            <table:table-cell table:style-name="Table15.B1" office:value-type="string">
                              <text:p text:style-name="Table_20_Contents">prevenir el cancer<text:line-break/>prevenir la enfermedad</text:p>
                            </table:table-cell>
                          </table:table-row>
                          <table:table-row>
                            <table:table-cell table:style-name="Table15.A1" office:value-type="string">
                              <text:p text:style-name="Table_20_Contents"><draw:frame draw:style-name="fr1" draw:name="Image31" text:anchor-type="as-char" svg:width="0.609cm" svg:height="0.529cm" draw:z-index="30"><draw:image xlink:href="Pictures/100002010000005C00000050832F2EAB62F6C9D6.png" xlink:type="simple" xlink:show="embed" xlink:actuate="onLoad"/></draw:frame><text:bookmark text:name="kapitel4_7_1_037"/></text:p>
                            </table:table-cell>
                            <table:table-cell table:style-name="Table15.B2" office:value-type="string">
                              <text:p text:style-name="Table_20_Contents">satisfacer un deseo </text:p>
                            </table:table-cell>
                          </table:table-row>
                          <table:table-row>
                            <table:table-cell table:style-name="Table15.A1" office:value-type="string">
                              <text:p text:style-name="Table_20_Contents"><draw:frame draw:style-name="fr1" draw:name="Image32" text:anchor-type="as-char" svg:width="0.609cm" svg:height="0.529cm" draw:z-index="31"><draw:image xlink:href="Pictures/100002010000005C00000050832F2EAB62F6C9D6.png" xlink:type="simple" xlink:show="embed" xlink:actuate="onLoad"/></draw:frame><text:bookmark text:name="kapitel4_7_1_038"/></text:p>
                            </table:table-cell>
                            <table:table-cell table:style-name="Table15.B1" office:value-type="string">
                              <text:p text:style-name="Table_20_Contents">seguir a alguien </text:p>
                            </table:table-cell>
                          </table:table-row>
                          <table:table-row>
                            <table:table-cell table:style-name="Table15.A1" office:value-type="string">
                              <text:p text:style-name="Table_20_Contents"><draw:frame draw:style-name="fr1" draw:name="Image33" text:anchor-type="as-char" svg:width="0.609cm" svg:height="0.529cm" draw:z-index="32"><draw:image xlink:href="Pictures/100002010000005C00000050832F2EAB62F6C9D6.png" xlink:type="simple" xlink:show="embed" xlink:actuate="onLoad"/></draw:frame><text:bookmark text:name="kapitel4_7_1_039"/><draw:frame draw:style-name="fr1" draw:name="Image34" text:anchor-type="as-char" svg:width="0.609cm" svg:height="0.529cm" draw:z-index="33"><draw:image xlink:href="Pictures/100002010000005C00000050832F2EAB62F6C9D6.png" xlink:type="simple" xlink:show="embed" xlink:actuate="onLoad"/></draw:frame><text:bookmark text:name="kapitel4_7_1_040"/></text:p>
                            </table:table-cell>
                            <table:table-cell table:style-name="Table15.B2" office:value-type="string">
                              <text:p text:style-name="Table_20_Contents">tratar a alguien <text:line-break/>con respeto</text:p>
                            </table:table-cell>
                          </table:table-row>
                          <table:table-row table:style-name="Table15.5">
                            <table:table-cell table:style-name="Table15.A1" office:value-type="string">
                              <text:p text:style-name="Table_20_Contents"><draw:frame draw:style-name="fr1" draw:name="Image35" text:anchor-type="as-char" svg:width="0.609cm" svg:height="0.529cm" draw:z-index="34"><draw:image xlink:href="Pictures/100002010000005C00000050832F2EAB62F6C9D6.png" xlink:type="simple" xlink:show="embed" xlink:actuate="onLoad"/></draw:frame><text:bookmark text:name="kapitel4_7_1_041"/> <draw:frame draw:style-name="fr1" draw:name="Image36" text:anchor-type="as-char" svg:width="0.609cm" svg:height="0.529cm" draw:z-index="35"><draw:image xlink:href="Pictures/100002010000005C00000050832F2EAB62F6C9D6.png" xlink:type="simple" xlink:show="embed" xlink:actuate="onLoad"/></draw:frame><text:bookmark text:name="kapitel4_7_1_042"/></text:p>
                            </table:table-cell>
                            <table:table-cell table:style-name="Table15.B1" office:value-type="string">
                              <text:p text:style-name="Table_20_Contents">prevenir el cancer <text:line-break/>prevenir la enfermedad</text:p>
                            </table:table-cell>
                          </table:table-row>
                        </table:table>
                        <table:table table:name="Table16" table:style-name="Table16">
                          <table:table-column table:style-name="Table16.A" table:number-columns-repeated="2"/>
                          <table:table-row>
                            <table:table-cell table:style-name="Table16.A1" office:value-type="string">
                              <text:p text:style-name="Table_20_Contents"> lo previene<text:line-break/>  </text:p>
                            </table:table-cell>
                            <table:table-cell table:style-name="Table16.A1" office:value-type="string">
                              <text:p text:style-name="Table_20_Contents"><text:line-break/>la previene</text:p>
                            </table:table-cell>
                          </table:table-row>
                          <table:table-row>
                            <table:table-cell table:style-name="Table16.A2" office:value-type="string">
                              <text:p text:style-name="Table_20_Contents"> lo satisfago </text:p>
                            </table:table-cell>
                            <table:table-cell table:style-name="Table16.A2" office:value-type="string">
                              <text:p text:style-name="Table_20_Contents"> </text:p>
                            </table:table-cell>
                          </table:table-row>
                          <table:table-row>
                            <table:table-cell table:style-name="Table16.A1" office:value-type="string">
                              <text:p text:style-name="Table_20_Contents"> le / lo sigo</text:p>
                            </table:table-cell>
                            <table:table-cell table:style-name="Table16.A1" office:value-type="string">
                              <text:p text:style-name="Table_20_Contents">la sigo</text:p>
                            </table:table-cell>
                          </table:table-row>
                          <table:table-row>
                            <table:table-cell table:style-name="Table16.A2" office:value-type="string">
                              <text:p text:style-name="Table_20_Contents"> le / lo trata con  respeto</text:p>
                            </table:table-cell>
                            <table:table-cell table:style-name="Table16.A2" office:value-type="string">
                              <text:p text:style-name="Table_20_Contents">la trata con<text:line-break/>respeto</text:p>
                            </table:table-cell>
                          </table:table-row>
                          <table:table-row>
                            <table:table-cell table:style-name="Table16.A1" office:value-type="string">
                              <text:p text:style-name="Table_20_Contents"> lo previene<text:line-break/>  </text:p>
                            </table:table-cell>
                            <table:table-cell table:style-name="Table16.A1" office:value-type="string">
                              <text:p text:style-name="Table_20_Contents"><text:line-break/>la previene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14.B1" office:value-type="string">
                        <table:table table:name="Table17" table:style-name="Table17">
                          <table:table-column table:style-name="Table17.A"/>
                          <table:table-column table:style-name="Table17.B"/>
                          <table:table-row>
                            <table:table-cell table:style-name="Table17.A1" office:value-type="string">
                              <text:p text:style-name="Table_20_Contents"> </text:p>
                            </table:table-cell>
                            <table:table-cell table:style-name="Table17.A1" office:value-type="string">
                              <text:p text:style-name="Table_20_Contents">dem Krebs vorbeugen<text:line-break/>der Krankheit vorbeugen</text:p>
                            </table:table-cell>
                          </table:table-row>
                          <table:table-row>
                            <table:table-cell table:style-name="Table17.A2" office:value-type="string">
                              <text:p text:style-name="Table_20_Contents"> </text:p>
                            </table:table-cell>
                            <table:table-cell table:style-name="Table17.A2" office:value-type="string">
                              <text:p text:style-name="Table_20_Contents">einem Wunsch entsprechen </text:p>
                            </table:table-cell>
                          </table:table-row>
                          <table:table-row>
                            <table:table-cell table:style-name="Table17.A1" office:value-type="string">
                              <text:p text:style-name="Table_20_Contents"> </text:p>
                            </table:table-cell>
                            <table:table-cell table:style-name="Table17.A1" office:value-type="string">
                              <text:p text:style-name="Table_20_Contents">jemandem folgen</text:p>
                            </table:table-cell>
                          </table:table-row>
                          <table:table-row>
                            <table:table-cell table:style-name="Table17.A2" office:value-type="string">
                              <text:p text:style-name="Table_20_Contents"> </text:p>
                            </table:table-cell>
                            <table:table-cell table:style-name="Table17.A2" office:value-type="string">
                              <text:p text:style-name="Table_20_Contents">jemandem mit Achtung begegnen </text:p>
                            </table:table-cell>
                          </table:table-row>
                          <table:table-row>
                            <table:table-cell table:style-name="Table17.A1" office:value-type="string">
                              <text:p text:style-name="Table_20_Contents"> </text:p>
                            </table:table-cell>
                            <table:table-cell table:style-name="Table17.A1" office:value-type="string">
                              <text:p text:style-name="Table_20_Contents">dem Krebs vorbeugen<text:line-break/>der Krankheit vorbeugen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14.C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2"/>
          </table:table-cell>
          <table:table-cell table:style-name="Table11.B1" office:value-type="string">
            <text:p text:style-name="Table_20_Contents"><draw:frame draw:style-name="fr1" draw:name="Image37" text:anchor-type="as-char" svg:width="0.635cm" svg:height="0.041cm" draw:z-index="36"><draw:image xlink:href="Pictures/1000020000000018000000018DB851A319CCD3C9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office:value-type="string">
                  <table:table table:name="Table20" table:style-name="Table20">
                    <table:table-column table:style-name="Table20.A"/>
                    <table:table-row>
                      <table:table-cell table:style-name="Table20.A1" office:value-type="string">
                        <text:p text:style-name="Table_20_Contents">Echter Dativ im Spanischen, Akkusativ im Deutschen</text:p>
                      </table:table-cell>
                    </table:table-row>
                  </table:table>
                  <table:table table:name="Table21" table:style-name="Table21">
                    <table:table-column table:style-name="Table21.A" table:number-columns-repeated="2"/>
                    <table:table-column table:style-name="Table21.C"/>
                    <table:table-row>
                      <table:table-cell table:style-name="Table21.A1" office:value-type="string">
                        <table:table table:name="Table22" table:style-name="Table22">
                          <table:table-column table:style-name="Table22.A"/>
                          <table:table-column table:style-name="Table22.B"/>
                          <table:table-row>
                            <table:table-cell table:style-name="Table22.A1" office:value-type="string">
                              <text:p text:style-name="Table_20_Contents"><text:soft-page-break/><draw:frame draw:style-name="fr1" draw:name="Image38" text:anchor-type="as-char" svg:width="0.609cm" svg:height="0.529cm" draw:z-index="37"><draw:image xlink:href="Pictures/100002010000005C00000050832F2EAB62F6C9D6.png" xlink:type="simple" xlink:show="embed" xlink:actuate="onLoad"/></draw:frame><text:bookmark text:name="kapitel4_7_1_043"/></text:p>
                            </table:table-cell>
                            <table:table-cell table:style-name="Table22.B1" office:value-type="string">
                              <text:p text:style-name="Table_20_Contents">enseñar a alguien algo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39" text:anchor-type="as-char" svg:width="0.609cm" svg:height="0.529cm" draw:z-index="38"><draw:image xlink:href="Pictures/100002010000005C00000050832F2EAB62F6C9D6.png" xlink:type="simple" xlink:show="embed" xlink:actuate="onLoad"/></draw:frame><text:bookmark text:name="kapitel4_7_1_044"/></text:p>
                            </table:table-cell>
                            <table:table-cell table:style-name="Table22.B8" office:value-type="string">
                              <text:p text:style-name="Table_20_Contents">impedir a alguien hacer algo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0" text:anchor-type="as-char" svg:width="0.609cm" svg:height="0.529cm" draw:z-index="39"><draw:image xlink:href="Pictures/100002010000005C00000050832F2EAB62F6C9D6.png" xlink:type="simple" xlink:show="embed" xlink:actuate="onLoad"/></draw:frame><text:bookmark text:name="kapitel4_7_1_045"/></text:p>
                            </table:table-cell>
                            <table:table-cell table:style-name="Table22.B1" office:value-type="string">
                              <text:p text:style-name="Table_20_Contents">a nadie le concierne / importa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1" text:anchor-type="as-char" svg:width="0.609cm" svg:height="0.529cm" draw:z-index="40"><draw:image xlink:href="Pictures/100002010000005C00000050832F2EAB62F6C9D6.png" xlink:type="simple" xlink:show="embed" xlink:actuate="onLoad"/></draw:frame><text:bookmark text:name="kapitel4_7_1_046"/> </text:p>
                            </table:table-cell>
                            <table:table-cell table:style-name="Table22.B8" office:value-type="string">
                              <text:p text:style-name="Table_20_Contents">eso le cuesta a ella una fortuna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2" text:anchor-type="as-char" svg:width="0.609cm" svg:height="0.529cm" draw:z-index="41"><draw:image xlink:href="Pictures/100002010000005C00000050832F2EAB62F6C9D6.png" xlink:type="simple" xlink:show="embed" xlink:actuate="onLoad"/></draw:frame><text:bookmark text:name="kapitel4_7_1_047"/></text:p>
                            </table:table-cell>
                            <table:table-cell table:style-name="Table22.B1" office:value-type="string">
                              <text:p text:style-name="Table_20_Contents">dejarle añadir / <text:line-break/>explicar algo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3" text:anchor-type="as-char" svg:width="0.609cm" svg:height="0.529cm" draw:z-index="42"><draw:image xlink:href="Pictures/100002010000005C00000050832F2EAB62F6C9D6.png" xlink:type="simple" xlink:show="embed" xlink:actuate="onLoad"/></draw:frame><text:bookmark text:name="kapitel4_7_1_048"/></text:p>
                            </table:table-cell>
                            <table:table-cell table:style-name="Table22.B8" office:value-type="string">
                              <text:p text:style-name="Table_20_Contents">dejarle saber algo a alguien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4" text:anchor-type="as-char" svg:width="0.609cm" svg:height="0.529cm" draw:z-index="43"><draw:image xlink:href="Pictures/100002010000005C00000050832F2EAB62F6C9D6.png" xlink:type="simple" xlink:show="embed" xlink:actuate="onLoad"/></draw:frame><text:bookmark text:name="kapitel4_7_1_049"/></text:p>
                            </table:table-cell>
                            <table:table-cell table:style-name="Table22.B1" office:value-type="string">
                              <text:p text:style-name="Table_20_Contents">le dice a su hijita "tesorito"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5" text:anchor-type="as-char" svg:width="0.609cm" svg:height="0.529cm" draw:z-index="44"><draw:image xlink:href="Pictures/100002010000005C00000050832F2EAB62F6C9D6.png" xlink:type="simple" xlink:show="embed" xlink:actuate="onLoad"/></draw:frame><text:bookmark text:name="kapitel4_7_1_050"/> </text:p>
                            </table:table-cell>
                            <table:table-cell table:style-name="Table22.B8" office:value-type="string">
                              <text:p text:style-name="Table_20_Contents">le duele que + subjuntivo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6" text:anchor-type="as-char" svg:width="0.609cm" svg:height="0.529cm" draw:z-index="45"><draw:image xlink:href="Pictures/100002010000005C00000050832F2EAB62F6C9D6.png" xlink:type="simple" xlink:show="embed" xlink:actuate="onLoad"/></draw:frame><text:bookmark text:name="kapitel4_7_1_051"/> </text:p>
                            </table:table-cell>
                            <table:table-cell table:style-name="Table22.B1" office:value-type="string">
                              <text:p text:style-name="Table_20_Contents">algo estorba a alguien <text:line-break/>para + infinitivo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7" text:anchor-type="as-char" svg:width="0.609cm" svg:height="0.529cm" draw:z-index="46"><draw:image xlink:href="Pictures/100002010000005C00000050832F2EAB62F6C9D6.png" xlink:type="simple" xlink:show="embed" xlink:actuate="onLoad"/></draw:frame><text:bookmark text:name="kapitel4_7_1_052"/></text:p>
                            </table:table-cell>
                            <table:table-cell table:style-name="Table22.B10" office:value-type="string">
                              <text:p text:style-name="Table_20_Contents">hablarle a alguien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8" text:anchor-type="as-char" svg:width="0.609cm" svg:height="0.529cm" draw:z-index="47"><draw:image xlink:href="Pictures/100002010000005C00000050832F2EAB62F6C9D6.png" xlink:type="simple" xlink:show="embed" xlink:actuate="onLoad"/></draw:frame><text:bookmark text:name="kapitel4_7_1_053"/></text:p>
                            </table:table-cell>
                            <table:table-cell table:style-name="Table22.B1" office:value-type="string">
                              <text:p text:style-name="Table_20_Contents">hacer desesperar a alguien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49" text:anchor-type="as-char" svg:width="0.609cm" svg:height="0.529cm" draw:z-index="48"><draw:image xlink:href="Pictures/100002010000005C00000050832F2EAB62F6C9D6.png" xlink:type="simple" xlink:show="embed" xlink:actuate="onLoad"/></draw:frame><text:bookmark text:name="kapitel4_7_1_054"/></text:p>
                            </table:table-cell>
                            <table:table-cell table:style-name="Table22.B10" office:value-type="string">
                              <text:p text:style-name="Table_20_Contents">hacer esperar a alguien 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50" text:anchor-type="as-char" svg:width="0.609cm" svg:height="0.529cm" draw:z-index="49"><draw:image xlink:href="Pictures/100002010000005C00000050832F2EAB62F6C9D6.png" xlink:type="simple" xlink:show="embed" xlink:actuate="onLoad"/></draw:frame><text:bookmark text:name="kapitel4_7_1_055"/></text:p>
                            </table:table-cell>
                            <table:table-cell table:style-name="Table22.B1" office:value-type="string">
                              <text:p text:style-name="Table_20_Contents">impedir a alguien hacer algo</text:p>
                            </table:table-cell>
                          </table:table-row>
                          <table:table-row>
                            <table:table-cell table:style-name="Table22.A1" office:value-type="string">
                              <text:p text:style-name="Table_20_Contents"><draw:frame draw:style-name="fr1" draw:name="Image51" text:anchor-type="as-char" svg:width="0.609cm" svg:height="0.529cm" draw:z-index="50"><draw:image xlink:href="Pictures/100002010000005C00000050832F2EAB62F6C9D6.png" xlink:type="simple" xlink:show="embed" xlink:actuate="onLoad"/></draw:frame><text:bookmark text:name="kapitel4_7_1_056"/></text:p>
                            </table:table-cell>
                            <table:table-cell table:style-name="Table22.B10" office:value-type="string">
                              <text:p text:style-name="Table_20_Contents">imponer un castigo a alguien </text:p>
                            </table:table-cell>
                          </table:table-row>
                        </table:table>
                        <table:table table:name="Table23" table:style-name="Table23">
                          <table:table-column table:style-name="Table23.A" table:number-columns-repeated="2"/>
                          <table:table-row>
                            <table:table-cell table:style-name="Table23.A1" office:value-type="string">
                              <text:p text:style-name="Table_20_Contents"> le enseño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8" office:value-type="string">
                              <text:p text:style-name="Table_20_Contents"> le impido a hacer  algo</text:p>
                            </table:table-cell>
                            <table:table-cell table:style-name="Table23.B8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le importa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8" office:value-type="string">
                              <text:p text:style-name="Table_20_Contents"> le cuesta</text:p>
                            </table:table-cell>
                            <table:table-cell table:style-name="Table23.B8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déjenle añadir /  explicar algo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8" office:value-type="string">
                              <text:p text:style-name="Table_20_Contents"> le deja saber</text:p>
                            </table:table-cell>
                            <table:table-cell table:style-name="Table23.B8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le dice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8" office:value-type="string">
                              <text:p text:style-name="Table_20_Contents"> le duele</text:p>
                            </table:table-cell>
                            <table:table-cell table:style-name="Table23.B8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le estorba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0" office:value-type="string">
                              <text:p text:style-name="Table_20_Contents"> hablarle a ...</text:p>
                            </table:table-cell>
                            <table:table-cell table:style-name="Table23.A10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hacerle <text:line-break/> desesperar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0" office:value-type="string">
                              <text:p text:style-name="Table_20_Contents"> hacerle esperar</text:p>
                            </table:table-cell>
                            <table:table-cell table:style-name="Table23.A10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" office:value-type="string">
                              <text:p text:style-name="Table_20_Contents"> impedirle ...</text:p>
                            </table:table-cell>
                            <table:table-cell table:style-name="Table23.A1" office:value-type="string">
                              <text:p text:style-name="Table_20_Contents">lo / la falsch</text:p>
                            </table:table-cell>
                          </table:table-row>
                          <table:table-row>
                            <table:table-cell table:style-name="Table23.A10" office:value-type="string">
                              <text:p text:style-name="Table_20_Contents"> imponerle ...</text:p>
                            </table:table-cell>
                            <table:table-cell table:style-name="Table23.A10" office:value-type="string">
                              <text:p text:style-name="Table_20_Contents">lo / la falsch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21.B1" office:value-type="string">
                        <table:table table:name="Table24" table:style-name="Table24">
                          <table:table-column table:style-name="Table24.A"/>
                          <table:table-column table:style-name="Table24.B"/>
                          <table:table-row>
                            <table:table-cell table:style-name="Table24.A1" office:value-type="string">
                              <text:p text:style-name="Table_20_Contents"><draw:frame draw:style-name="fr1" draw:name="Image52" text:anchor-type="as-char" svg:width="0.265cm" svg:height="0.041cm" draw:z-index="51"><draw:image xlink:href="Pictures/100002000000000A0000000124965E448ADA38FE.gif" xlink:type="simple" xlink:show="embed" xlink:actuate="onLoad"/></draw:frame></text:p>
                            </table:table-cell>
                            <table:table-cell table:style-name="Table24.A1" office:value-type="string">
                              <text:p text:style-name="Table_20_Contents">jemanden etwas lehren</text:p>
                            </table:table-cell>
                          </table:table-row>
                          <table:table-row>
                            <table:table-cell table:style-name="Table24.A8" office:value-type="string">
                              <text:p text:style-name="Table_20_Contents"> </text:p>
                            </table:table-cell>
                            <table:table-cell table:style-name="Table24.B8" office:value-type="string">
                              <text:p text:style-name="Table_20_Contents">jemanden hindern, etwas zu tun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es geht niemanden etwas an </text:p>
                            </table:table-cell>
                          </table:table-row>
                          <table:table-row>
                            <table:table-cell table:style-name="Table24.A8" office:value-type="string">
                              <text:p text:style-name="Table_20_Contents"> </text:p>
                            </table:table-cell>
                            <table:table-cell table:style-name="Table24.B8" office:value-type="string">
                              <text:p text:style-name="Table_20_Contents">das kostet sie ein Vermögen 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ihn /sie etwas hinzufügen / <text:line-break/>erklären lassen</text:p>
                            </table:table-cell>
                          </table:table-row>
                          <table:table-row>
                            <table:table-cell table:style-name="Table24.A8" office:value-type="string">
                              <text:p text:style-name="Table_20_Contents"> </text:p>
                            </table:table-cell>
                            <table:table-cell table:style-name="Table24.B8" office:value-type="string">
                              <text:p text:style-name="Table_20_Contents">jemanden etwas wissen lassen 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er nennt seine kleine Tochter<text:line-break/>Schätzchen </text:p>
                            </table:table-cell>
                          </table:table-row>
                          <table:table-row>
                            <table:table-cell table:style-name="Table24.A8" office:value-type="string">
                              <text:p text:style-name="Table_20_Contents"> </text:p>
                            </table:table-cell>
                            <table:table-cell table:style-name="Table24.B8" office:value-type="string">
                              <text:p text:style-name="Table_20_Contents">es schmerzt ihn / sie, daß ... 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etwas hindert jemanden, <text:line-break/>etwas zu tun </text:p>
                            </table:table-cell>
                          </table:table-row>
                          <table:table-row>
                            <table:table-cell table:style-name="Table24.A10" office:value-type="string">
                              <text:p text:style-name="Table_20_Contents"> </text:p>
                            </table:table-cell>
                            <table:table-cell table:style-name="Table24.A10" office:value-type="string">
                              <text:p text:style-name="Table_20_Contents">jemanden (an)sprechen 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jemanden zur Verzweiflung<text:line-break/>bringen </text:p>
                            </table:table-cell>
                          </table:table-row>
                          <table:table-row>
                            <table:table-cell table:style-name="Table24.A10" office:value-type="string">
                              <text:p text:style-name="Table_20_Contents"> </text:p>
                            </table:table-cell>
                            <table:table-cell table:style-name="Table24.A10" office:value-type="string">
                              <text:p text:style-name="Table_20_Contents">jemanden warten lassen </text:p>
                            </table:table-cell>
                          </table:table-row>
                          <table:table-row>
                            <table:table-cell table:style-name="Table24.A1" office:value-type="string">
                              <text:p text:style-name="Table_20_Contents"> </text:p>
                            </table:table-cell>
                            <table:table-cell table:style-name="Table24.A1" office:value-type="string">
                              <text:p text:style-name="Table_20_Contents">jemanden daran hindern,<text:line-break/>etwas zu tun </text:p>
                            </table:table-cell>
                          </table:table-row>
                          <table:table-row>
                            <table:table-cell table:style-name="Table24.A10" office:value-type="string">
                              <text:p text:style-name="Table_20_Contents"> </text:p>
                            </table:table-cell>
                            <table:table-cell table:style-name="Table24.A10" office:value-type="string">
                              <text:p text:style-name="Table_20_Contents">jmd. mit einer Strafe belegen 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21.C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2"/>
          </table:table-cell>
          <table:table-cell table:style-name="Table18.B1" office:value-type="string">
            <text:p text:style-name="Table_20_Contents"><draw:frame draw:style-name="fr1" draw:name="Image53" text:anchor-type="as-char" svg:width="0.635cm" svg:height="0.041cm" draw:z-index="52"><draw:image xlink:href="Pictures/1000020000000018000000018DB851A319CCD3C9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Echter Dativ im Spanischen, Akkusativ im Deutschen</text:p>
          </table:table-cell>
        </table:table-row>
      </table:table>
      <table:table table:name="Table26" table:style-name="Table26">
        <table:table-column table:style-name="Table26.A" table:number-columns-repeated="2"/>
        <table:table-column table:style-name="Table26.C"/>
        <table:table-row>
          <table:table-cell table:style-name="Table26.A1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Table_20_Contents"><draw:frame draw:style-name="fr1" draw:name="Image54" text:anchor-type="as-char" svg:width="0.609cm" svg:height="0.529cm" draw:z-index="53"><draw:image xlink:href="Pictures/100002010000005C00000050832F2EAB62F6C9D6.png" xlink:type="simple" xlink:show="embed" xlink:actuate="onLoad"/></draw:frame><text:bookmark text:name="kapitel4_7_1_057"/></text:p>
                </table:table-cell>
                <table:table-cell table:style-name="Table27.B1" office:value-type="string">
                  <text:p text:style-name="Table_20_Contents">interesarle algo a alguien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55" text:anchor-type="as-char" svg:width="0.609cm" svg:height="0.529cm" draw:z-index="54"><draw:image xlink:href="Pictures/100002010000005C00000050832F2EAB62F6C9D6.png" xlink:type="simple" xlink:show="embed" xlink:actuate="onLoad"/></draw:frame><text:bookmark text:name="kapitel4_7_1_058"/><draw:frame draw:style-name="fr1" draw:name="Image56" text:anchor-type="as-char" svg:width="0.609cm" svg:height="0.529cm" draw:z-index="55"><draw:image xlink:href="Pictures/100002010000005C00000050832F2EAB62F6C9D6.png" xlink:type="simple" xlink:show="embed" xlink:actuate="onLoad"/></draw:frame><text:bookmark text:name="kapitel4_7_1_059"/></text:p>
                </table:table-cell>
                <table:table-cell table:style-name="Table27.B2" office:value-type="string">
                  <text:p text:style-name="Table_20_Contents">llamar a alguien algo<text:line-break/>le llama a su hija vaga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57" text:anchor-type="as-char" svg:width="0.609cm" svg:height="0.529cm" draw:z-index="56"><draw:image xlink:href="Pictures/100002010000005C00000050832F2EAB62F6C9D6.png" xlink:type="simple" xlink:show="embed" xlink:actuate="onLoad"/></draw:frame><text:bookmark text:name="kapitel4_7_1_060"/></text:p>
                </table:table-cell>
                <table:table-cell table:style-name="Table27.B1" office:value-type="string">
                  <text:p text:style-name="Table_20_Contents">mandar a alguien hacer algo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58" text:anchor-type="as-char" svg:width="0.609cm" svg:height="0.529cm" draw:z-index="57"><draw:image xlink:href="Pictures/100002010000005C00000050832F2EAB62F6C9D6.png" xlink:type="simple" xlink:show="embed" xlink:actuate="onLoad"/></draw:frame><text:bookmark text:name="kapitel4_7_1_061"/></text:p>
                </table:table-cell>
                <table:table-cell table:style-name="Table27.B2" office:value-type="string">
                  <text:p text:style-name="Table_20_Contents">mandarle saludos a alguien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59" text:anchor-type="as-char" svg:width="0.609cm" svg:height="0.529cm" draw:z-index="58"><draw:image xlink:href="Pictures/100002010000005C00000050832F2EAB62F6C9D6.png" xlink:type="simple" xlink:show="embed" xlink:actuate="onLoad"/></draw:frame><text:bookmark text:name="kapitel4_7_1_062"/></text:p>
                </table:table-cell>
                <table:table-cell table:style-name="Table27.B1" office:value-type="string">
                  <text:p text:style-name="Table_20_Contents">mentir a alguien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0" text:anchor-type="as-char" svg:width="0.609cm" svg:height="0.529cm" draw:z-index="59"><draw:image xlink:href="Pictures/100002010000005C00000050832F2EAB62F6C9D6.png" xlink:type="simple" xlink:show="embed" xlink:actuate="onLoad"/></draw:frame><text:bookmark text:name="kapitel4_7_1_063"/></text:p>
                </table:table-cell>
                <table:table-cell table:style-name="Table27.B2" office:value-type="string">
                  <text:p text:style-name="Table_20_Contents">olvidársele algo a alguien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1" text:anchor-type="as-char" svg:width="0.609cm" svg:height="0.529cm" draw:z-index="60"><draw:image xlink:href="Pictures/100002010000005C00000050832F2EAB62F6C9D6.png" xlink:type="simple" xlink:show="embed" xlink:actuate="onLoad"/></draw:frame><text:bookmark text:name="kapitel4_7_1_064"/></text:p>
                </table:table-cell>
                <table:table-cell table:style-name="Table27.B1" office:value-type="string">
                  <text:p text:style-name="Table_20_Contents">ordenar a alguien hacer algo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2" text:anchor-type="as-char" svg:width="0.609cm" svg:height="0.529cm" draw:z-index="61"><draw:image xlink:href="Pictures/100002010000005C00000050832F2EAB62F6C9D6.png" xlink:type="simple" xlink:show="embed" xlink:actuate="onLoad"/></draw:frame><text:bookmark text:name="kapitel4_7_1_065"/></text:p>
                </table:table-cell>
                <table:table-cell table:style-name="Table27.B2" office:value-type="string">
                  <text:p text:style-name="Table_20_Contents">pedir algo a alguien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3" text:anchor-type="as-char" svg:width="0.609cm" svg:height="0.529cm" draw:z-index="62"><draw:image xlink:href="Pictures/100002010000005C00000050832F2EAB62F6C9D6.png" xlink:type="simple" xlink:show="embed" xlink:actuate="onLoad"/></draw:frame><text:bookmark text:name="kapitel4_7_1_066"/></text:p>
                </table:table-cell>
                <table:table-cell table:style-name="Table27.B1" office:value-type="string">
                  <text:p text:style-name="Table_20_Contents">preguntar algo a alguien </text:p>
                </table:table-cell>
              </table:table-row>
              <table:table-row>
                <table:table-cell table:style-name="Table27.A1" office:value-type="string">
                  <text:p text:style-name="Table_20_Contents"><text:soft-page-break/><draw:frame draw:style-name="fr1" draw:name="Image64" text:anchor-type="as-char" svg:width="0.609cm" svg:height="0.529cm" draw:z-index="63"><draw:image xlink:href="Pictures/100002010000005C00000050832F2EAB62F6C9D6.png" xlink:type="simple" xlink:show="embed" xlink:actuate="onLoad"/></draw:frame><text:bookmark text:name="kapitel4_7_1_067"/></text:p>
                </table:table-cell>
                <table:table-cell table:style-name="Table27.B2" office:value-type="string">
                  <text:p text:style-name="Table_20_Contents">recordar algo a alguien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5" text:anchor-type="as-char" svg:width="0.609cm" svg:height="0.529cm" draw:z-index="64"><draw:image xlink:href="Pictures/100002010000005C00000050832F2EAB62F6C9D6.png" xlink:type="simple" xlink:show="embed" xlink:actuate="onLoad"/></draw:frame><text:bookmark text:name="kapitel4_7_1_068"/></text:p>
                </table:table-cell>
                <table:table-cell table:style-name="Table27.B1" office:value-type="string">
                  <text:p text:style-name="Table_20_Contents">sobrevivir a alguien / a una cosa </text:p>
                </table:table-cell>
              </table:table-row>
              <table:table-row>
                <table:table-cell table:style-name="Table27.A1" office:value-type="string">
                  <text:p text:style-name="Table_20_Contents"><draw:frame draw:style-name="fr1" draw:name="Image66" text:anchor-type="as-char" svg:width="0.609cm" svg:height="0.529cm" draw:z-index="65"><draw:image xlink:href="Pictures/100002010000005C00000050832F2EAB62F6C9D6.png" xlink:type="simple" xlink:show="embed" xlink:actuate="onLoad"/></draw:frame><text:bookmark text:name="kapitel4_7_1_069"/></text:p>
                </table:table-cell>
                <table:table-cell table:style-name="Table27.B2" office:value-type="string">
                  <text:p text:style-name="Table_20_Contents">sorprenderle</text:p>
                </table:table-cell>
              </table:table-row>
            </table:table>
            <table:table table:name="Table28" table:style-name="Table28">
              <table:table-column table:style-name="Table28.A" table:number-columns-repeated="2"/>
              <table:table-row>
                <table:table-cell table:style-name="Table28.A1" office:value-type="string">
                  <text:p text:style-name="Table_20_Contents"> le interesa ... 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le llama ...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  <table:table-row>
                <table:table-cell table:style-name="Table28.A1" office:value-type="string">
                  <text:p text:style-name="Table_20_Contents"> le manda ...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le manda ...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  <table:table-row>
                <table:table-cell table:style-name="Table28.A1" office:value-type="string">
                  <text:p text:style-name="Table_20_Contents"> le miente 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se le olvida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  <table:table-row>
                <table:table-cell table:style-name="Table28.A1" office:value-type="string">
                  <text:p text:style-name="Table_20_Contents"> le ordena 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le pide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  <table:table-row>
                <table:table-cell table:style-name="Table28.A1" office:value-type="string">
                  <text:p text:style-name="Table_20_Contents"> le pregunta 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le recuerda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  <table:table-row>
                <table:table-cell table:style-name="Table28.A1" office:value-type="string">
                  <text:p text:style-name="Table_20_Contents"> le sobrevive </text:p>
                </table:table-cell>
                <table:table-cell table:style-name="Table28.A1" office:value-type="string">
                  <text:p text:style-name="Table_20_Contents">lo / la falsch</text:p>
                </table:table-cell>
              </table:table-row>
              <table:table-row>
                <table:table-cell table:style-name="Table28.A2" office:value-type="string">
                  <text:p text:style-name="Table_20_Contents"> le sorprende que</text:p>
                </table:table-cell>
                <table:table-cell table:style-name="Table28.A2" office:value-type="string">
                  <text:p text:style-name="Table_20_Contents">lo / la falsch</text:p>
                </table:table-cell>
              </table:table-row>
            </table:table>
            <text:p text:style-name="Table_20_Contents"/>
          </table:table-cell>
          <table:table-cell table:style-name="Table26.B1" office:value-type="string">
            <table:table table:name="Table29" table:style-name="Table29">
              <table:table-column table:style-name="Table29.A"/>
              <table:table-column table:style-name="Table29.B"/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es interessiert jmd. etwas</text:p>
                </table:table-cell>
              </table:table-row>
              <table:table-row>
                <table:table-cell table:style-name="Table29.A2" office:value-type="string">
                  <text:p text:style-name="Table_20_Contents"> </text:p>
                </table:table-cell>
                <table:table-cell table:style-name="Table29.A2" office:value-type="string">
                  <text:p text:style-name="Table_20_Contents">jmd. etwas nennen / heißen<text:line-break/>er nennt seine Tochter faul </text:p>
                </table:table-cell>
              </table:table-row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jemanden etwas heißen </text:p>
                </table:table-cell>
              </table:table-row>
              <table:table-row>
                <table:table-cell table:style-name="Table29.A2" office:value-type="string">
                  <text:p text:style-name="Table_20_Contents"> </text:p>
                </table:table-cell>
                <table:table-cell table:style-name="Table29.A2" office:value-type="string">
                  <text:p text:style-name="Table_20_Contents">jemanden grüßen lassen </text:p>
                </table:table-cell>
              </table:table-row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jemanden anlügen </text:p>
                </table:table-cell>
              </table:table-row>
              <table:table-row>
                <table:table-cell table:style-name="Table29.A2" office:value-type="string">
                  <text:p text:style-name="Table_20_Contents"> </text:p>
                </table:table-cell>
                <table:table-cell table:style-name="Table29.A2" office:value-type="string">
                  <text:p text:style-name="Table_20_Contents">etwas vergessen </text:p>
                </table:table-cell>
              </table:table-row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jemanden heißen, etwas zu tun </text:p>
                </table:table-cell>
              </table:table-row>
              <table:table-row>
                <table:table-cell table:style-name="Table29.A2" office:value-type="string">
                  <text:p text:style-name="Table_20_Contents"> </text:p>
                </table:table-cell>
                <table:table-cell table:style-name="Table29.A2" office:value-type="string">
                  <text:p text:style-name="Table_20_Contents">jemanden um etwas bitten </text:p>
                </table:table-cell>
              </table:table-row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jemanden etwas fragen </text:p>
                </table:table-cell>
              </table:table-row>
              <table:table-row>
                <table:table-cell table:style-name="Table29.A2" office:value-type="string">
                  <text:p text:style-name="Table_20_Contents"> </text:p>
                </table:table-cell>
                <table:table-cell table:style-name="Table29.A2" office:value-type="string">
                  <text:p text:style-name="Table_20_Contents">jemanden an etwas erinnern </text:p>
                </table:table-cell>
              </table:table-row>
              <table:table-row>
                <table:table-cell table:style-name="Table29.A1" office:value-type="string">
                  <text:p text:style-name="Table_20_Contents"> </text:p>
                </table:table-cell>
                <table:table-cell table:style-name="Table29.A1" office:value-type="string">
                  <text:p text:style-name="Table_20_Contents">jemanden / etwas überleben </text:p>
                </table:table-cell>
              </table:table-row>
              <table:table-row>
                <table:table-cell table:style-name="Table29.A2" office:value-type="string">
                  <text:p text:style-name="Table_20_Contents"><text:soft-page-break/> </text:p>
                </table:table-cell>
                <table:table-cell table:style-name="Table29.A2" office:value-type="string">
                  <text:p text:style-name="Table_20_Contents">es überrascht ihn / sie, dass</text:p>
                </table:table-cell>
              </table:table-row>
            </table:table>
            <text:p text:style-name="Table_20_Contents"/>
          </table:table-cell>
          <table:table-cell table:style-name="Table26.C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02:14:09.545530061</meta:creation-date>
    <dc:date>2018-06-16T02:25:08.121260621</dc:date>
    <meta:editing-duration>PT11M</meta:editing-duration>
    <meta:editing-cycles>1</meta:editing-cycles>
    <meta:document-statistic meta:table-count="29" meta:image-count="66" meta:object-count="0" meta:page-count="4" meta:paragraph-count="331" meta:word-count="868" meta:character-count="5025" meta:non-whitespace-character-count="4128"/>
    <meta:generator>LibreOffice/5.1.6.2$Linux_x86 LibreOffice_project/10m0$Build-2</meta:generator>
  </office:meta>
</office:document-meta>
</file>